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eltas" table:style-name="ta1">
        <table:table-column table:style-name="co1" table:number-columns-repeated="2" table:default-cell-style-name="Default"/>
        <table:table-column table:style-name="co2" table:number-columns-repeated="26" table:default-cell-style-name="ce3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sensor01</text:p>
          </table:table-cell>
          <table:table-cell table:style-name="ce2" office:value-type="string" calcext:value-type="string">
            <text:p>sensor02</text:p>
          </table:table-cell>
          <table:table-cell table:style-name="ce2" office:value-type="string" calcext:value-type="string">
            <text:p>sensor03</text:p>
          </table:table-cell>
          <table:table-cell table:style-name="ce2" office:value-type="string" calcext:value-type="string">
            <text:p>sensor04</text:p>
          </table:table-cell>
          <table:table-cell table:style-name="ce2" office:value-type="string" calcext:value-type="string">
            <text:p>sensor05</text:p>
          </table:table-cell>
          <table:table-cell table:style-name="ce2" office:value-type="string" calcext:value-type="string">
            <text:p>sensor06</text:p>
          </table:table-cell>
          <table:table-cell table:style-name="ce2" office:value-type="string" calcext:value-type="string">
            <text:p>sensor07</text:p>
          </table:table-cell>
          <table:table-cell table:style-name="ce2" office:value-type="string" calcext:value-type="string">
            <text:p>sensor08</text:p>
          </table:table-cell>
          <table:table-cell table:style-name="ce2" office:value-type="string" calcext:value-type="string">
            <text:p>sensor09</text:p>
          </table:table-cell>
          <table:table-cell table:style-name="ce2" office:value-type="string" calcext:value-type="string">
            <text:p>sensor10</text:p>
          </table:table-cell>
          <table:table-cell table:style-name="ce2" office:value-type="string" calcext:value-type="string">
            <text:p>sensor11</text:p>
          </table:table-cell>
          <table:table-cell table:style-name="ce2" office:value-type="string" calcext:value-type="string">
            <text:p>sensor12</text:p>
          </table:table-cell>
          <table:table-cell table:style-name="ce2" office:value-type="string" calcext:value-type="string">
            <text:p>sensor13</text:p>
          </table:table-cell>
          <table:table-cell table:style-name="ce2" office:value-type="string" calcext:value-type="string">
            <text:p>sensor14</text:p>
          </table:table-cell>
          <table:table-cell table:style-name="ce2" office:value-type="string" calcext:value-type="string">
            <text:p>sensor15</text:p>
          </table:table-cell>
          <table:table-cell table:style-name="ce2" office:value-type="string" calcext:value-type="string">
            <text:p>sensor16</text:p>
          </table:table-cell>
          <table:table-cell table:style-name="ce2" office:value-type="string" calcext:value-type="string">
            <text:p>sensor17</text:p>
          </table:table-cell>
          <table:table-cell table:style-name="ce2" office:value-type="string" calcext:value-type="string">
            <text:p>sensor18</text:p>
          </table:table-cell>
          <table:table-cell table:style-name="ce2" office:value-type="string" calcext:value-type="string">
            <text:p>sensor19</text:p>
          </table:table-cell>
          <table:table-cell table:style-name="ce2" office:value-type="string" calcext:value-type="string">
            <text:p>sensor20</text:p>
          </table:table-cell>
          <table:table-cell table:style-name="ce2" office:value-type="string" calcext:value-type="string">
            <text:p>sensor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office:value-type="float" office:value="-0.000000000005052424976873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27770996169351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03143310536302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305175618109388" calcext:value-type="float">
            <text:p>0.00</text:p>
          </table:table-cell>
          <table:table-cell office:value-type="float" office:value="0.00000001525878901009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0.0000003280639653269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0.00000008239746129845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1010484995374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10681152318170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046081542848242" calcext:value-type="float">
            <text:p>0.00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float" office:value="0.00002163621226" calcext:value-type="float">
            <text:p>2.163621226E-0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5106201090020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43487548850862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0.0000004119873047159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113993883343183" calcext:value-type="float">
            <text:p>0.00</text:p>
          </table:table-cell>
          <table:table-cell office:value-type="float" office:value="-0.00000000000596046454380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43945312455662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81787109351694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09252929547665" calcext:value-type="float">
            <text:p>0.00</text:p>
          </table:table-cell>
          <table:table-cell office:value-type="float" office:value="-0.00000002927780151651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28839111365641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078582763407553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39215087888067" calcext:value-type="float">
            <text:p>0.00</text:p>
          </table:table-cell>
          <table:table-cell office:value-type="float" office:value="-0.000000009489059427103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table:number-columns-repeated="2" office:value-type="float" office:value="0.000024414062409050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1656494076391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-0.00000093994140470954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6021793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0042724609450317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6150663" calcext:value-type="float">
            <text:p>0.00</text:p>
          </table:table-cell>
          <table:table-cell office:value-type="float" office:value="0.00000009918212917625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80761717874611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1480102547191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-0.000000044250487718500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2795409999362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3555297851676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096130371218805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0161131823425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48828125542854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0.0000001953125003950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office:value-type="float" office:value="-0.00000000001545995471398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01983642583525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020141601453360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30078121794031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2807617178746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0.0000001327514649318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1047363273064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17089843673545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06866455137810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9042968730786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0.00000006866455137810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392150878880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23621877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94604491351901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05111694356685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35390258432133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39825439479557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-0.00000042419433654572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6625976305568" calcext:value-type="float">
            <text:p>0.00</text:p>
          </table:table-cell>
          <table:table-cell office:value-type="float" office:value="-0.000000015735626246460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44708252033842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08239746129845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03222636468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1586914066820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0.0000001953125003950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991699352332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0044708252033842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0039672851670502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479492188636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045776367585403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-0.0000001373291018680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58471679568129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table:number-columns-repeated="2" office:value-type="float" office:value="0.0000048828123908606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2349853520655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762939436071974" calcext:value-type="float">
            <text:p>0.00</text:p>
          </table:table-cell>
          <table:table-cell office:value-type="float" office:value="0.0000003341674812418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11399388334318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26092529381571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054321289155723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5502929863715" calcext:value-type="float">
            <text:p>0.00</text:p>
          </table:table-cell>
          <table:table-cell office:value-type="float" office:value="-0.0000000050544738394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1052856450911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90734862570707" calcext:value-type="float">
            <text:p>0.00</text:p>
          </table:table-cell>
          <table:table-cell office:value-type="float" office:value="-0.000000054931641457756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45336913357642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44097900442352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041809082063082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0740966866792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38452148487522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4374306" calcext:value-type="float">
            <text:p>0.00</text:p>
          </table:table-cell>
          <table:table-cell office:value-type="float" office:value="-0.000000033569335755601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4191990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17700195265035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09460449135190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113281233742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0061035159149014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037384033646503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23974609431843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47454834017912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0.00000003204345677687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457519548303" calcext:value-type="float">
            <text:p>0.00</text:p>
          </table:table-cell>
          <table:table-cell office:value-type="float" office:value="-0.0000000081062316859004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233459472198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-0.00000037384033291232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80761717874611" calcext:value-type="float">
            <text:p>0.00</text:p>
          </table:table-cell>
          <table:table-cell office:value-type="float" office:value="-0.000000009822845481455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40130615275302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86645506675632" calcext:value-type="float">
            <text:p>0.00</text:p>
          </table:table-cell>
          <table:table-cell office:value-type="float" office:value="-0.0000003265380854600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05960464543805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43487548850862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2538006400410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061035155596300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9094238286877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80761717874611" calcext:value-type="float">
            <text:p>0.00</text:p>
          </table:table-cell>
          <table:table-cell office:value-type="float" office:value="-0.000000009632110553603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016784667877800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0.00000032348632750256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748783348693272" calcext:value-type="float">
            <text:p>0.00</text:p>
          </table:table-cell>
          <table:table-cell office:value-type="float" office:value="0.00000000005699694167159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21972656227831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017089843851181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3921508788806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38452148487522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0.00000082397460943184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4301757761341" calcext:value-type="float">
            <text:p>0.00</text:p>
          </table:table-cell>
          <table:table-cell office:value-type="float" office:value="0.00000002202987670063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1052856450911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06713867151120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2968749704414" calcext:value-type="float">
            <text:p>0.00</text:p>
          </table:table-cell>
          <table:table-cell office:value-type="float" office:value="0.0000000174522399865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3692626950879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15792846674855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84984708357958" calcext:value-type="float">
            <text:p>0.00</text:p>
          </table:table-cell>
          <table:table-cell office:value-type="float" office:value="-0.00000000001545995471398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39825439479557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071411132651633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574707171653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2441406241615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3768920890934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20209699907493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0000170898437090727" calcext:value-type="float">
            <text:p>0.00</text:p>
          </table:table-cell>
          <table:table-cell table:number-columns-repeated="2" office:value-type="float" office:value="0.000053710937436335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35247802721016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03204345695451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20209699907493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43182373055117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2441406259379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3212891557232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4257202146362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-0.0000001998901364430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42285153623834" calcext:value-type="float">
            <text:p>0.00</text:p>
          </table:table-cell>
          <table:table-cell office:value-type="float" office:value="-0.00000002555847167240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26855468782116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1953125003950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1169433591362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0.00000013275146493185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0.0000002075195313366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7353513942435" calcext:value-type="float">
            <text:p>0.00</text:p>
          </table:table-cell>
          <table:table-cell office:value-type="float" office:value="-0.000000008964538555922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0.0000004150390626733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2441406241615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17871097069656" calcext:value-type="float">
            <text:p>0.00</text:p>
          </table:table-cell>
          <table:table-cell office:value-type="float" office:value="-0.000000005912780709493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096130371218805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0.000000070190429468652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3730467579026" calcext:value-type="float">
            <text:p>0.00</text:p>
          </table:table-cell>
          <table:table-cell office:value-type="float" office:value="-0.00000001115798953232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065612793420655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054931641457756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44097900442352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-0.00000053100585972742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046142662537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table:number-columns-repeated="2" office:value-type="float" office:value="-0.00000976562500909495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16784668055436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4374306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879882789762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46081543025877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3540039070770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6782227312833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36621093713051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0.00000010528564509115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4301757761341" calcext:value-type="float">
            <text:p>0.00</text:p>
          </table:table-cell>
          <table:table-cell office:value-type="float" office:value="-0.0000000050544738394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4180908206308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32196044941201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3803711002301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3295898434174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055694580503029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6103515914901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41198730471592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0.00000036926269686432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427734373294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3173828133640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6150663" calcext:value-type="float">
            <text:p>0.00</text:p>
          </table:table-cell>
          <table:table-cell office:value-type="float" office:value="-0.0000003173828133640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41046142662537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0.0000008026123055060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11767577602041" calcext:value-type="float">
            <text:p>0.00</text:p>
          </table:table-cell>
          <table:table-cell office:value-type="float" office:value="-0.00000002250671382597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025939941750152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1523435749223" calcext:value-type="float">
            <text:p>0.00</text:p>
          </table:table-cell>
          <table:table-cell office:value-type="float" office:value="-0.0000000059127807094938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08087158143155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90734862570707" calcext:value-type="float">
            <text:p>0.00</text:p>
          </table:table-cell>
          <table:table-cell office:value-type="float" office:value="0.00000004425048860667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366699249672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2838134758320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097656249309352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5541992338703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024414061883248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0051879883500305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4140622385203" calcext:value-type="float">
            <text:p>0.00</text:p>
          </table:table-cell>
          <table:table-cell office:value-type="float" office:value="0.000000023555755568338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1495361328096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20675659140323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1169433591362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3250122073694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4226684566788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2359619105950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10223388713370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10375976700061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7626955216838" calcext:value-type="float">
            <text:p>0.00</text:p>
          </table:table-cell>
          <table:table-cell office:value-type="float" office:value="0.000000020503997832932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013061527530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0.00000022277832023576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55419923387035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1968383784856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065612793420655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320374965705888" calcext:value-type="float">
            <text:p>0.00</text:p>
          </table:table-cell>
          <table:table-cell office:value-type="float" office:value="-0.000000000002526212488436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35858154312506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004943847642380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686523378951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39825439479557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0.00000006103515559630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916015646486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2365112301561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0.0000003845214848752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6718750098908" calcext:value-type="float">
            <text:p>0.00</text:p>
          </table:table-cell>
          <table:table-cell office:value-type="float" office:value="0.00000000085830687002186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3601074212156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3952026368381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6264647738326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47302246031222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0.0000000076293940054483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table:number-columns-repeated="2" office:value-type="float" office:value="-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4501342765195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0476074220046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34570334100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3707885749548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18005371060780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22070318298029" calcext:value-type="float">
            <text:p>0.00</text:p>
          </table:table-cell>
          <table:table-cell office:value-type="float" office:value="-0.0000000028610229740877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3753662110028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7626951664124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table:number-columns-repeated="2" office:value-type="float" office:value="0.0000390625000363798" calcext:value-type="float">
            <text:p>0.00</text:p>
          </table:table-cell>
          <table:table-cell office:value-type="float" office:value="-0.00000019836425835251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43182373055117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671875009890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1998901364430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14190673880420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345703341005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1693725586449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762939453835543" calcext:value-type="float">
            <text:p>0.00</text:p>
          </table:table-cell>
          <table:table-cell office:value-type="float" office:value="-0.0000001953125003950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305175618109388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20751953044850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228881836150663" calcext:value-type="float">
            <text:p>0.00</text:p>
          </table:table-cell>
          <table:table-cell office:value-type="float" office:value="0.000000003051757957450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31280517553966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0793457033410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591490144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10986328113915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9560545772238" calcext:value-type="float">
            <text:p>0.00</text:p>
          </table:table-cell>
          <table:table-cell office:value-type="float" office:value="0.0000000106811522959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3524780272101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-0.00000002136230481397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7626951664124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33874511728981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2487182619859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398254394795572" calcext:value-type="float">
            <text:p>0.00</text:p>
          </table:table-cell>
          <table:table-cell office:value-type="float" office:value="-0.00000000305175779091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17395019469290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office:value-type="float" office:value="-0.0000009185791007837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37487256422864" calcext:value-type="float">
            <text:p>0.00</text:p>
          </table:table-cell>
          <table:table-cell office:value-type="float" office:value="-0.00000000001545995471398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30212402357676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02380371100230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5587935452897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0.00000017089843673545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2990722656193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51036477127786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24871826198591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005767822273128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591490144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0025329589803391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13732910097985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52368163653227" calcext:value-type="float">
            <text:p>0.00</text:p>
          </table:table-cell>
          <table:table-cell office:value-type="float" office:value="0.0000000114440917853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3799438470508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85546860448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070953369402104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0015258780905469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0.000000009155273872352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0986328149442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2029418944005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13427734302240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269531553543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2899169917469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080871582319730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56996941671591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13427734302240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4119873047159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634765421500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45928955039187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22048950221176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3275146493185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46997070235477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83923339744274" calcext:value-type="float">
            <text:p>0.00</text:p>
          </table:table-cell>
          <table:table-cell office:value-type="float" office:value="-0.00000073242187426103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12304687149845" calcext:value-type="float">
            <text:p>0.00</text:p>
          </table:table-cell>
          <table:table-cell office:value-type="float" office:value="0.0000000106811522959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1419067388042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1235961910595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5619316" calcext:value-type="float">
            <text:p>0.00</text:p>
          </table:table-cell>
          <table:table-cell office:value-type="float" office:value="-0.000000009489059427103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44555664047152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-0.0000002777099616935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046142662537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10528564509115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-0.00000093078613261354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8498470835795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10681152318170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019226074243761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5619316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0.00000010223388713370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38299560500831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48388673091449" calcext:value-type="float">
            <text:p>0.00</text:p>
          </table:table-cell>
          <table:table-cell office:value-type="float" office:value="0.0000000174522399865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22888183615066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009155273872352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2968749704414" calcext:value-type="float">
            <text:p>0.00</text:p>
          </table:table-cell>
          <table:table-cell office:value-type="float" office:value="0.00000002126693721127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22277832023576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3936767569712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70780516864266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062561035463204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0881958008847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0161131823425" calcext:value-type="float">
            <text:p>0.00</text:p>
          </table:table-cell>
          <table:table-cell office:value-type="float" office:value="-0.00000002479553218304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0.00000023803711002301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83923339744274" calcext:value-type="float">
            <text:p>0.00</text:p>
          </table:table-cell>
          <table:table-cell office:value-type="float" office:value="-0.0000004730224603122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9316407472134" calcext:value-type="float">
            <text:p>0.00</text:p>
          </table:table-cell>
          <table:table-cell office:value-type="float" office:value="0.000000004673004205812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43640136659917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00003051757957450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305664054996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1968383784856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01022338871337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23974609431843" calcext:value-type="float">
            <text:p>0.00</text:p>
          </table:table-cell>
          <table:table-cell office:value-type="float" office:value="0.000000028133392282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059509277505753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-0.00000021820068418776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24959444992582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44097900442352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074462890609083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09863281494427" calcext:value-type="float">
            <text:p>0.00</text:p>
          </table:table-cell>
          <table:table-cell office:value-type="float" office:value="-0.0000000028610229740877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0.00000046081543025877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00074005127359555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956054577223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083923339389002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088500976325178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762695521683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table:number-columns-repeated="2" office:value-type="float" office:value="-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004577636047997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0.0000001190185550115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70780516864266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27618408182661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024108886620410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1787109351694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0.0000001922607424376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0.0000004425048825140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956054577223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3601074212156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0.00000014572143580693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6508789591144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06866455137810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410888679804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2359619105950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36621093713051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83923339744274" calcext:value-type="float">
            <text:p>0.00</text:p>
          </table:table-cell>
          <table:table-cell office:value-type="float" office:value="0.00000042419433654572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428771972593722" calcext:value-type="float">
            <text:p>0.00</text:p>
          </table:table-cell>
          <table:table-cell office:value-type="float" office:value="0.0000000037193298441096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27465820373606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4374306" calcext:value-type="float">
            <text:p>0.00</text:p>
          </table:table-cell>
          <table:table-cell office:value-type="float" office:value="0.00000054931640747213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418457065015" calcext:value-type="float">
            <text:p>0.00</text:p>
          </table:table-cell>
          <table:table-cell office:value-type="float" office:value="-0.0000000096321105536034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1068115231817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345703341005" calcext:value-type="float">
            <text:p>0.00</text:p>
          </table:table-cell>
          <table:table-cell office:value-type="float" office:value="-0.00000002555847167240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2349853520655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01831054685652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488769496916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1388549808467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1556396487245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52368163653227" calcext:value-type="float">
            <text:p>0.00</text:p>
          </table:table-cell>
          <table:table-cell office:value-type="float" office:value="-0.00000001792907711184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0.000000010681151962899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05664065239853" calcext:value-type="float">
            <text:p>0.00</text:p>
          </table:table-cell>
          <table:table-cell office:value-type="float" office:value="0.000000010681152295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32043456954511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1068115231817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3730467579026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18157959047471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40435791071047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71606445778616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1052856450911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44860839842897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591490144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001647949225969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28076171787461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915527209599532" calcext:value-type="float">
            <text:p>0.00</text:p>
          </table:table-cell>
          <table:table-cell office:value-type="float" office:value="-0.00000002164840695595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2166748043208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06103515559630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642578311446" calcext:value-type="float">
            <text:p>0.00</text:p>
          </table:table-cell>
          <table:table-cell office:value-type="float" office:value="0.0000000008583068700218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90026855303904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-0.0000001960754394403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540527312258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13275146493185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-0.0000002265930172384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3710937208961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2624511719062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18234252951998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457519548303" calcext:value-type="float">
            <text:p>0.00</text:p>
          </table:table-cell>
          <table:table-cell office:value-type="float" office:value="-0.00000001487731937643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0.0000003479003911621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0.000000028991699707603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931640391942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16326904273000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14953613280965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57165526815106" calcext:value-type="float">
            <text:p>0.00</text:p>
          </table:table-cell>
          <table:table-cell office:value-type="float" office:value="0.00000001015663148029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37689208909341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-0.00000003051757957450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925292954766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21514892623031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-0.0000002410888679804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7626955216838" calcext:value-type="float">
            <text:p>0.00</text:p>
          </table:table-cell>
          <table:table-cell office:value-type="float" office:value="0.00000002355575556833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24261474607101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088500977213357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1132812337428" calcext:value-type="float">
            <text:p>0.00</text:p>
          </table:table-cell>
          <table:table-cell office:value-type="float" office:value="0.0000000076293945605598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344848633204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0057220458593576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03222636468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1998901364430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4165649407639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6782227312833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17700195265035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3341674812418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11399388334318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32653808546001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048217773596093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69372558644909" calcext:value-type="float">
            <text:p>0.00</text:p>
          </table:table-cell>
          <table:table-cell office:value-type="float" office:value="0.00000001015663148029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table:number-columns-repeated="2" office:value-type="float" office:value="-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30670165962476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534057615908523" calcext:value-type="float">
            <text:p>0.00</text:p>
          </table:table-cell>
          <table:table-cell office:value-type="float" office:value="-0.0000001739501946929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8554686044809" calcext:value-type="float">
            <text:p>0.00</text:p>
          </table:table-cell>
          <table:table-cell office:value-type="float" office:value="-0.000000027847290029470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47149658222167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534057615908523" calcext:value-type="float">
            <text:p>0.00</text:p>
          </table:table-cell>
          <table:table-cell office:value-type="float" office:value="0.00000029449462957131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39520263683812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7781982347410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89416504067685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05664061687139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433349608641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30822753949166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43182373055117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2166748043208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4374306" calcext:value-type="float">
            <text:p>0.00</text:p>
          </table:table-cell>
          <table:table-cell office:value-type="float" office:value="0.00000016479492259691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559081999872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030517577798150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02151489253421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3799438470508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-0.00000005035400363340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309199094279677" calcext:value-type="float">
            <text:p>0.00</text:p>
          </table:table-cell>
          <table:table-cell office:value-type="float" office:value="-0.000000000005052424976873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0.000017089843709072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05004882801529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3212891557232" calcext:value-type="float">
            <text:p>0.00</text:p>
          </table:table-cell>
          <table:table-cell office:value-type="float" office:value="0.000000023555755568338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32043456954511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10375976522425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7626955216838" calcext:value-type="float">
            <text:p>0.00</text:p>
          </table:table-cell>
          <table:table-cell office:value-type="float" office:value="0.00000001373291014239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04730224567595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001914978025041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11901855501150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020751953044850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296386746717" calcext:value-type="float">
            <text:p>0.00</text:p>
          </table:table-cell>
          <table:table-cell office:value-type="float" office:value="0.0000000039100647164502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36621093713051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90734862570707" calcext:value-type="float">
            <text:p>0.00</text:p>
          </table:table-cell>
          <table:table-cell office:value-type="float" office:value="-0.0000001960754394403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3730467579026" calcext:value-type="float">
            <text:p>0.00</text:p>
          </table:table-cell>
          <table:table-cell office:value-type="float" office:value="0.000000004673004205812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3967285149286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0004577636047997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457519548303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2532958980339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160644577861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2090454103154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0.00000064697265500512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296874970441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28686523378951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1961669872137" calcext:value-type="float">
            <text:p>0.00</text:p>
          </table:table-cell>
          <table:table-cell office:value-type="float" office:value="-0.00000014801025383093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991699352332" calcext:value-type="float">
            <text:p>0.00</text:p>
          </table:table-cell>
          <table:table-cell office:value-type="float" office:value="0.00000002202987670063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table:number-columns-repeated="2" office:value-type="float" office:value="-0.000034179687418145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43945312455662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90734862570707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707805168642661" calcext:value-type="float">
            <text:p>0.00</text:p>
          </table:table-cell>
          <table:table-cell office:value-type="float" office:value="-0.000000000049918889985164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0433349608641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9316407472134" calcext:value-type="float">
            <text:p>0.00</text:p>
          </table:table-cell>
          <table:table-cell office:value-type="float" office:value="0.000000005435943584153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4425048825140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0.0000003463745112952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34570334100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3692626950879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-0.000000189208984480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77981503" calcext:value-type="float">
            <text:p>0.00</text:p>
          </table:table-cell>
          <table:table-cell office:value-type="float" office:value="-0.00000000610351563734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47607421826967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4374306" calcext:value-type="float">
            <text:p>0.00</text:p>
          </table:table-cell>
          <table:table-cell office:value-type="float" office:value="-0.0000002349853502892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0106811522959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083923339389002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10528564420297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85546860448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36621093713051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014114379887075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345703341005" calcext:value-type="float">
            <text:p>0.00</text:p>
          </table:table-cell>
          <table:table-cell office:value-type="float" office:value="0.000000006961822562878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table:number-columns-repeated="2" office:value-type="float" office:value="-0.00000976562500909495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02288818379270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14038085893730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212402180041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433349608641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3158569334971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610839815214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0.0000004623413083493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02090454103154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8549804518107" calcext:value-type="float">
            <text:p>0.00</text:p>
          </table:table-cell>
          <table:table-cell office:value-type="float" office:value="0.0000000106811522959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2197265622783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0.000000009155273872352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7770996169351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table:number-columns-repeated="2" office:value-type="float" office:value="-0.0000390625000363798" calcext:value-type="float">
            <text:p>0.00</text:p>
          </table:table-cell>
          <table:table-cell office:value-type="float" office:value="-0.00000010681152318170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9399413948813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2441406241615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4374306" calcext:value-type="float">
            <text:p>0.00</text:p>
          </table:table-cell>
          <table:table-cell office:value-type="float" office:value="0.00000016326904273000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096130371218805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054931640569577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3923339744274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0076293940054483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-0.0000000076293940054483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457519548303" calcext:value-type="float">
            <text:p>0.00</text:p>
          </table:table-cell>
          <table:table-cell office:value-type="float" office:value="0.00000002803802490181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10070800726680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24261474607101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23974609431843" calcext:value-type="float">
            <text:p>0.00</text:p>
          </table:table-cell>
          <table:table-cell office:value-type="float" office:value="-0.00000002555847167240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10681152318170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24261474607101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474974512845727" calcext:value-type="float">
            <text:p>0.00</text:p>
          </table:table-cell>
          <table:table-cell office:value-type="float" office:value="-0.00000000001545995471398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11749267514460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074462890609083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02612305506045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004577636047997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2487182619859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8498470835795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065612793420655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0003051757957450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60217935" calcext:value-type="float">
            <text:p>0.00</text:p>
          </table:table-cell>
          <table:table-cell office:value-type="float" office:value="0.0000000039100647164502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22888183615066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-0.000000080108642386278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212402180041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09918212917625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08239746129845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465820195971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table:number-columns-repeated="2" office:value-type="float" office:value="-0.000019531250018189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0.00000024871826198591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34027099538036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74658198406996" calcext:value-type="float">
            <text:p>0.00</text:p>
          </table:table-cell>
          <table:table-cell office:value-type="float" office:value="-0.0000000081062316859004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46081543025877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2914428716138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591490144" calcext:value-type="float">
            <text:p>0.00</text:p>
          </table:table-cell>
          <table:table-cell office:value-type="float" office:value="-0.00000002164840695595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8087158143155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46386718821622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4658205512424" calcext:value-type="float">
            <text:p>0.00</text:p>
          </table:table-cell>
          <table:table-cell office:value-type="float" office:value="0.00000002355575556833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2288818379270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-0.0000001831054685652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05224611012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2838134758320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080871582319730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427734373294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3997802728861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39062500079012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05224611012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1961669872137" calcext:value-type="float">
            <text:p>0.00</text:p>
          </table:table-cell>
          <table:table-cell office:value-type="float" office:value="-0.0000001327514649318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4801025471911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30212402357676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0.0000002929687497044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8498470835795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30212402357676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06347656267280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269531553543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3524780272101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13427734391058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642578311446" calcext:value-type="float">
            <text:p>0.00</text:p>
          </table:table-cell>
          <table:table-cell office:value-type="float" office:value="-0.000000012683868400031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29296874970441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20751953044850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357421870338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3250122073694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205444339902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74878334869327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table:number-columns-repeated="2" office:value-type="float" office:value="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25787353585826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09460449206244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4196166987213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2105712884059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550292986371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19989013644305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0057983399415206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3275146493185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22735595628375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762939453835543" calcext:value-type="float">
            <text:p>0.00</text:p>
          </table:table-cell>
          <table:table-cell office:value-type="float" office:value="0.00000089721679685794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37994384705086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40130615275302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-0.0000005035400398867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11767577602041" calcext:value-type="float">
            <text:p>0.00</text:p>
          </table:table-cell>
          <table:table-cell office:value-type="float" office:value="0.000000003910064716450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table:number-columns-repeated="2" office:value-type="float" office:value="-0.0000781250000727596" calcext:value-type="float">
            <text:p>0.00</text:p>
          </table:table-cell>
          <table:table-cell office:value-type="float" office:value="-0.000000048828125542854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433349608641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9574507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4516601563864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3112792974491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212402180041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31585693349711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1953125003950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7626955216838" calcext:value-type="float">
            <text:p>0.00</text:p>
          </table:table-cell>
          <table:table-cell office:value-type="float" office:value="0.0000000039100647164502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061035155596300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1548767087911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0461426625375" calcext:value-type="float">
            <text:p>0.00</text:p>
          </table:table-cell>
          <table:table-cell office:value-type="float" office:value="-0.0000000128746032723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39062500079012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29638674671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1953125003950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11291503909660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3710937208961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3601074212156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004882812465467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37487256422864" calcext:value-type="float">
            <text:p>0.00</text:p>
          </table:table-cell>
          <table:table-cell office:value-type="float" office:value="-0.00000000001545995471398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39062500079012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02990722656193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4140622385203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42114257858827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21286010731813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3813477608419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12054443310205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30059814370986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18005371060780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002777099616935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85546860448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15411376885765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35858154312506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37109372089617" calcext:value-type="float">
            <text:p>0.00</text:p>
          </table:table-cell>
          <table:table-cell office:value-type="float" office:value="-0.000000015735626246460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3890991209232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0083923339389002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11767577602041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0097656249309352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035095214734326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51062010900205" calcext:value-type="float">
            <text:p>0.00</text:p>
          </table:table-cell>
          <table:table-cell office:value-type="float" office:value="0.00000000710487363386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0.00000033874511728981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83923339744274" calcext:value-type="float">
            <text:p>0.00</text:p>
          </table:table-cell>
          <table:table-cell office:value-type="float" office:value="-0.00000036621093713051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6021793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2120971682728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0053405759814495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8737792970569" calcext:value-type="float">
            <text:p>0.00</text:p>
          </table:table-cell>
          <table:table-cell office:value-type="float" office:value="0.00000001373291014239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46386718821622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13427734391058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95745072" calcext:value-type="float">
            <text:p>0.00</text:p>
          </table:table-cell>
          <table:table-cell office:value-type="float" office:value="0.000000008487701430581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27770996169351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45928955039187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6865233789513" calcext:value-type="float">
            <text:p>0.00</text:p>
          </table:table-cell>
          <table:table-cell office:value-type="float" office:value="0.00000002126693721127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2853393556989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-0.00000046691894617367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35803222889308" calcext:value-type="float">
            <text:p>0.00</text:p>
          </table:table-cell>
          <table:table-cell office:value-type="float" office:value="0.00000001015663148029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4028320308435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4374306" calcext:value-type="float">
            <text:p>0.00</text:p>
          </table:table-cell>
          <table:table-cell office:value-type="float" office:value="0.00000043640136837552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939941394881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054931641457756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-0.00000011291503909660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130385160133917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21362304636340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012207031829802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6564940763919" calcext:value-type="float">
            <text:p>0.00</text:p>
          </table:table-cell>
          <table:table-cell office:value-type="float" office:value="-0.000000006437301636186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17852783251726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0.0000002105712901823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32037496570588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28991699174696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00793457033410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671875009890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0028839111365641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37384033291232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305175618109388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33264160137491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3204345695451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7465820551242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3799438470508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00000045776367230132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7465820551242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8544921925590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0.000000096130371218805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52368163653227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16326904273000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office:value-type="float" office:value="0.0000003356933593323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7353513942435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000015258780905469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1961669872137" calcext:value-type="float">
            <text:p>0.00</text:p>
          </table:table-cell>
          <table:table-cell office:value-type="float" office:value="0.0000001945495604616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719238211901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45471191434387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0015258780905469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17871097069656" calcext:value-type="float">
            <text:p>0.00</text:p>
          </table:table-cell>
          <table:table-cell office:value-type="float" office:value="-0.0000000096321105536034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20599365235796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01808166505412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266479490169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0.0000003890991209232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03845214848752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1606445778616" calcext:value-type="float">
            <text:p>0.00</text:p>
          </table:table-cell>
          <table:table-cell office:value-type="float" office:value="0.00000002126693721127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13122558506495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4374306" calcext:value-type="float">
            <text:p>0.00</text:p>
          </table:table-cell>
          <table:table-cell office:value-type="float" office:value="-0.0000003463745112952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41656494076391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46997070413112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719238211901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001480102547191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0.00000042114257858827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00000000001010484995374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table:number-columns-repeated="2" office:value-type="float" office:value="0.00000976562500909495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11291503909660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03875732410563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7353513942435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0.0000003479003911621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0.00000043029785068426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488769496916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4455566404715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38146972691777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70035457468142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31280517553966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1312255868413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2092285325075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1998901364430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25177001994336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879882809419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096130371218805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-0.00000001220703094162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0405273676242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035095215622504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534057615908523" calcext:value-type="float">
            <text:p>0.00</text:p>
          </table:table-cell>
          <table:table-cell office:value-type="float" office:value="-0.00000030822753949166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9316407472134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2471923821190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-0.00000007781982347410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154599547139839" calcext:value-type="float">
            <text:p>0.00</text:p>
          </table:table-cell>
          <table:table-cell office:value-type="float" office:value="-0.00000000001010484995374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3845214848752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03222636468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1968383784856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0.00000031433105540656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44140636596057" calcext:value-type="float">
            <text:p>0.00</text:p>
          </table:table-cell>
          <table:table-cell office:value-type="float" office:value="-0.000000012683868400031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286102295188329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10986328113915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4058837888010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059604645438055" calcext:value-type="float">
            <text:p>0.00</text:p>
          </table:table-cell>
          <table:table-cell office:value-type="float" office:value="-0.00000000001010484995374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2288818379270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21362304636340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30078125346745" calcext:value-type="float">
            <text:p>0.00</text:p>
          </table:table-cell>
          <table:table-cell office:value-type="float" office:value="0.0000000114440917853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762939436071974" calcext:value-type="float">
            <text:p>0.00</text:p>
          </table:table-cell>
          <table:table-cell office:value-type="float" office:value="0.000000021362303925798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6264647738326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4501342765195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086975097346453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office:value-type="float" office:value="0.00000002803802490181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045776367585403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83923339744274" calcext:value-type="float">
            <text:p>0.00</text:p>
          </table:table-cell>
          <table:table-cell office:value-type="float" office:value="0.000000027465819840699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707805168642661" calcext:value-type="float">
            <text:p>0.00</text:p>
          </table:table-cell>
          <table:table-cell office:value-type="float" office:value="0.000000000003539025843213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1983642583525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068969726640943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2695315535439" calcext:value-type="float">
            <text:p>0.00</text:p>
          </table:table-cell>
          <table:table-cell office:value-type="float" office:value="-0.000000012683868400031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14648437485220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1022338871337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37231445304541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0067749023457963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02526212488436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25177001994336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05767822273128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5590819998724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344848633204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13623039257982" calcext:value-type="float">
            <text:p>0.00</text:p>
          </table:table-cell>
          <table:table-cell office:value-type="float" office:value="0.000000001621246359384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44860839842897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32196044941201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54113768857656" calcext:value-type="float">
            <text:p>0.00</text:p>
          </table:table-cell>
          <table:table-cell office:value-type="float" office:value="-0.00000000610351563734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40435791071047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075683593792064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table:number-columns-repeated="2"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25787353585826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-0.00000006103515559630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55419923387035" calcext:value-type="float">
            <text:p>0.00</text:p>
          </table:table-cell>
          <table:table-cell office:value-type="float" office:value="-0.0000000089645385559222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30059814370986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22125244125703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021362303925798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0082397459522098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9160156464868" calcext:value-type="float">
            <text:p>0.00</text:p>
          </table:table-cell>
          <table:table-cell office:value-type="float" office:value="-0.0000000292778015165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28228759774151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0.0000002929687497044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488769496916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2563476559913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0.00000017013549769018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610351591490144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3616333010825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-0.00000001678466787780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236218776" calcext:value-type="float">
            <text:p>0.00</text:p>
          </table:table-cell>
          <table:table-cell office:value-type="float" office:value="0.0000000174522399865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045776367585403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1960754394403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6108398152146" calcext:value-type="float">
            <text:p>0.00</text:p>
          </table:table-cell>
          <table:table-cell office:value-type="float" office:value="0.000000023555755568338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4257202146362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035858154667778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1010484995374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047302245675950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02532958980339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5619316" calcext:value-type="float">
            <text:p>0.00</text:p>
          </table:table-cell>
          <table:table-cell office:value-type="float" office:value="0.0000000151634216294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table:number-columns-repeated="2" office:value-type="float" office:value="0.000117187500109139" calcext:value-type="float">
            <text:p>0.00</text:p>
          </table:table-cell>
          <table:table-cell office:value-type="float" office:value="-0.00000040435791071047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230407714241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212402180041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00013732909920349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3723144530454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22070318298029" calcext:value-type="float">
            <text:p>0.00</text:p>
          </table:table-cell>
          <table:table-cell office:value-type="float" office:value="-0.00000001487731937643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3692626950879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-0.0000002746582037360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9833987046641" calcext:value-type="float">
            <text:p>0.00</text:p>
          </table:table-cell>
          <table:table-cell office:value-type="float" office:value="0.000000003910064716450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11749267514460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0.00000006103515559630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60217284772557" calcext:value-type="float">
            <text:p>0.00</text:p>
          </table:table-cell>
          <table:table-cell office:value-type="float" office:value="-0.0000000125408172735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3921508788806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36315918094942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7709961693517" calcext:value-type="float">
            <text:p>0.00</text:p>
          </table:table-cell>
          <table:table-cell office:value-type="float" office:value="0.000000004673004205812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11901855501150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3326416013749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032226364685" calcext:value-type="float">
            <text:p>0.00</text:p>
          </table:table-cell>
          <table:table-cell office:value-type="float" office:value="0.000000010681152295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4348754885086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1961669872137" calcext:value-type="float">
            <text:p>0.00</text:p>
          </table:table-cell>
          <table:table-cell office:value-type="float" office:value="0.0000003845214848752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office:value-type="float" office:value="0.000000001621246359384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14648437485220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0.00000019378662052815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1138916100605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93078613261354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61340331924952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931640391942" calcext:value-type="float">
            <text:p>0.00</text:p>
          </table:table-cell>
          <table:table-cell office:value-type="float" office:value="0.000000003910064716450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286102295188329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25329589803391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0.000000010490417479136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3890991209232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0.00000018920898270380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7709961693517" calcext:value-type="float">
            <text:p>0.00</text:p>
          </table:table-cell>
          <table:table-cell office:value-type="float" office:value="-0.00000001115798953232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1647949225969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1556396487245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68554686044809" calcext:value-type="float">
            <text:p>0.00</text:p>
          </table:table-cell>
          <table:table-cell office:value-type="float" office:value="0.00000001373291014239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2990722656193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116729736099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735351394243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12359619105950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0.0000003997802728861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1088866204109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3082275394916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074768067293007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9560545772238" calcext:value-type="float">
            <text:p>0.00</text:p>
          </table:table-cell>
          <table:table-cell office:value-type="float" office:value="-0.0000000292778015165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38452148487522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0.000000086975097346453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32037496570588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1983642583525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009460449135190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0405273676242" calcext:value-type="float">
            <text:p>0.00</text:p>
          </table:table-cell>
          <table:table-cell office:value-type="float" office:value="-0.000000001430511487043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08544921925590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0.0000003631591791730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68554686044809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16021728477255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03997802728861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925292954766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13580322288930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2410888679804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574707171653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11901855501150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1523435749223" calcext:value-type="float">
            <text:p>0.00</text:p>
          </table:table-cell>
          <table:table-cell office:value-type="float" office:value="-0.00000002555847167240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2029418944005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2342224121321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479492188636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1281738288838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-0.000000087738037279905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5619316" calcext:value-type="float">
            <text:p>0.00</text:p>
          </table:table-cell>
          <table:table-cell office:value-type="float" office:value="-0.00000001320838927121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44403076238097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5920410153237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662597630556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38299560500831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2471923821190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000000000023748725642286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053405761590852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006622314465687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854980451810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46539306630677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2151489253421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558793545289704" calcext:value-type="float">
            <text:p>0.00</text:p>
          </table:table-cell>
          <table:table-cell office:value-type="float" office:value="0.00000000002253800640041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030517577798150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043640136837552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620117194548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2853393556989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87738037279905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08337403048608" calcext:value-type="float">
            <text:p>0.00</text:p>
          </table:table-cell>
          <table:table-cell office:value-type="float" office:value="-0.0000000128746032723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20141601630996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-0.0000006347656267280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71923821190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33874511728981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7415771499097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37109375642331" calcext:value-type="float">
            <text:p>0.00</text:p>
          </table:table-cell>
          <table:table-cell office:value-type="float" office:value="-0.00000002479553218304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16174316463946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0.00000044403076238097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2695311982725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4013061527530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4374306" calcext:value-type="float">
            <text:p>0.00</text:p>
          </table:table-cell>
          <table:table-cell office:value-type="float" office:value="-0.0000004501342765195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44140636596057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3967285149286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2410888679804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99188899851649" calcext:value-type="float">
            <text:p>0.00</text:p>
          </table:table-cell>
          <table:table-cell office:value-type="float" office:value="-0.000000000024959444992582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01586914066820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71923821190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1281738288838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-0.00000070495605442033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0017852783251726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90734862570707" calcext:value-type="float">
            <text:p>0.00</text:p>
          </table:table-cell>
          <table:table-cell office:value-type="float" office:value="-0.000000072479248380830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3212891557232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46386718821622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-0.00000008468627932245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9833983493927" calcext:value-type="float">
            <text:p>0.00</text:p>
          </table:table-cell>
          <table:table-cell office:value-type="float" office:value="0.00000002136230470295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228881836150663" calcext:value-type="float">
            <text:p>0.00</text:p>
          </table:table-cell>
          <table:table-cell office:value-type="float" office:value="0.000000041198729761049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6021793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0091552738723521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762939453835543" calcext:value-type="float">
            <text:p>0.00</text:p>
          </table:table-cell>
          <table:table-cell office:value-type="float" office:value="-0.0000002174377442543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000000000003539025843213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0.0000004028320308435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094909668035825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05664061687139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0.0000002182006841877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4150390626733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3748725642286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1861572265227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0.00000078430175776134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2207031829802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0579833976388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534057615908523" calcext:value-type="float">
            <text:p>0.00</text:p>
          </table:table-cell>
          <table:table-cell office:value-type="float" office:value="-0.00000053100585972742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6021793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2182006841877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080108642386278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42285153623834" calcext:value-type="float">
            <text:p>0.00</text:p>
          </table:table-cell>
          <table:table-cell office:value-type="float" office:value="-0.00000001573562624646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3601074212156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20599365235796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74658198406996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11901855501150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0.00000046234130834932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office:value-type="float" office:value="0.00000000710487363386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20446777426741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0.00000087585449293214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6550292986371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41503906267337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762939436071974" calcext:value-type="float">
            <text:p>0.00</text:p>
          </table:table-cell>
          <table:table-cell office:value-type="float" office:value="-0.00000071411132651633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99188899851649" calcext:value-type="float">
            <text:p>0.00</text:p>
          </table:table-cell>
          <table:table-cell office:value-type="float" office:value="0.00000000002849847083579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0.000017089843709072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091552735170807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31005859727429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30059814370986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0.0000001586914066820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898193360716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6866455137810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762939453835543" calcext:value-type="float">
            <text:p>0.00</text:p>
          </table:table-cell>
          <table:table-cell office:value-type="float" office:value="-0.000000038146972691777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457519548303" calcext:value-type="float">
            <text:p>0.00</text:p>
          </table:table-cell>
          <table:table-cell office:value-type="float" office:value="0.00000002126693721127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14953613280965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19226074243761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47497451284572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1281738288838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006988525385054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7353513942435" calcext:value-type="float">
            <text:p>0.00</text:p>
          </table:table-cell>
          <table:table-cell office:value-type="float" office:value="0.0000000039100647164502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-0.0000001747131346263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77709961693517" calcext:value-type="float">
            <text:p>0.00</text:p>
          </table:table-cell>
          <table:table-cell office:value-type="float" office:value="0.000000021934509319976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17700195265035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0.0000004394531245566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24959444992582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15411376885765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000030517561810938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47497451284572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54931641457756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09460449206244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11767577602041" calcext:value-type="float">
            <text:p>0.00</text:p>
          </table:table-cell>
          <table:table-cell office:value-type="float" office:value="0.000000021934509319976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30364990166731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4374306" calcext:value-type="float">
            <text:p>0.00</text:p>
          </table:table-cell>
          <table:table-cell office:value-type="float" office:value="-0.00000009918212917625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212402180041" calcext:value-type="float">
            <text:p>0.00</text:p>
          </table:table-cell>
          <table:table-cell office:value-type="float" office:value="0.0000000114440917853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3112792974491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534057615908523" calcext:value-type="float">
            <text:p>0.00</text:p>
          </table:table-cell>
          <table:table-cell office:value-type="float" office:value="-0.0000001007080072668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174316428418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3295898434174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1731872556476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5619316" calcext:value-type="float">
            <text:p>0.00</text:p>
          </table:table-cell>
          <table:table-cell office:value-type="float" office:value="-0.0000000277519226488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5340576159085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28991699174696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0.000000021362303925798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13580322288930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916015646486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2578735358582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0.000000189208984480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5587935452897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30364990166731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01373291027562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366699249672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table:number-columns-repeated="2" office:value-type="float" office:value="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2624511719062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19378662141633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66320800687458" calcext:value-type="float">
            <text:p>0.00</text:p>
          </table:table-cell>
          <table:table-cell office:value-type="float" office:value="0.000000004053115842950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46539306630677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564575195483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4140625937916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1251220709264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004577636047997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90429687307869" calcext:value-type="float">
            <text:p>0.00</text:p>
          </table:table-cell>
          <table:table-cell office:value-type="float" office:value="0.0000000076293945605598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11291503909660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0.00000010375976522425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2490234025981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0893554675847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21438598629686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70780516864266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table:number-columns-repeated="2" office:value-type="float" office:value="0.000019531250018189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41503906267337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079040527367624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11767577602041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table:number-columns-repeated="2" office:value-type="float" office:value="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0.0000001113891610060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023651122837975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11767577602041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1495361328096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1678466805543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931640391942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20599365235796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35095215622504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22070318298029" calcext:value-type="float">
            <text:p>0.00</text:p>
          </table:table-cell>
          <table:table-cell office:value-type="float" office:value="0.000000005340576203494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35095214911962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43029785068426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2490234025981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45776367585403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4150390626733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4414061883248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34637451129526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3875732410563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549804691592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10070800726680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-0.00000021820068418776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2968749704414" calcext:value-type="float">
            <text:p>0.00</text:p>
          </table:table-cell>
          <table:table-cell office:value-type="float" office:value="-0.000000009822845481455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17547607455981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45471191256751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45336913357642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044250487718500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534057615908523" calcext:value-type="float">
            <text:p>0.00</text:p>
          </table:table-cell>
          <table:table-cell office:value-type="float" office:value="0.000000041198729761049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296386746717" calcext:value-type="float">
            <text:p>0.00</text:p>
          </table:table-cell>
          <table:table-cell office:value-type="float" office:value="0.00000000085830687002186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47454834017912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-0.0000003768920890934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101048499537466" calcext:value-type="float">
            <text:p>0.00</text:p>
          </table:table-cell>
          <table:table-cell office:value-type="float" office:value="-0.000000000005052424976873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068664551378105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-0.00000045471191256751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6264647738326" calcext:value-type="float">
            <text:p>0.00</text:p>
          </table:table-cell>
          <table:table-cell office:value-type="float" office:value="-0.000000014972686757097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44860839842897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05035400363340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561931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071716309335556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5279540999936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60217284772557" calcext:value-type="float">
            <text:p>0.00</text:p>
          </table:table-cell>
          <table:table-cell office:value-type="float" office:value="0.000000000333785998840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37841796896032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09460449135190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74658198406996" calcext:value-type="float">
            <text:p>0.00</text:p>
          </table:table-cell>
          <table:table-cell office:value-type="float" office:value="0.000000000333785998840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073242187426103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4150390608970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020980834958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38757324283267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36621093713051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9574507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table:number-columns-repeated="2" office:value-type="float" office:value="0.0000390625000363798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3982543947955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45166015638642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3730467579026" calcext:value-type="float">
            <text:p>0.00</text:p>
          </table:table-cell>
          <table:table-cell office:value-type="float" office:value="0.000000008487701430581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16174316463946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03845214848752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465820195971" calcext:value-type="float">
            <text:p>0.00</text:p>
          </table:table-cell>
          <table:table-cell office:value-type="float" office:value="0.00000001525878901009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14648437485220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-0.000000086975097346453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991699174696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19226074243761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082702636561293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11399388334318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067138671511202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073852539017593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99188899851649" calcext:value-type="float">
            <text:p>0.00</text:p>
          </table:table-cell>
          <table:table-cell office:value-type="float" office:value="0.00000000004749745128457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20599365235796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0.000000448608400205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130385160133917" calcext:value-type="float">
            <text:p>0.00</text:p>
          </table:table-cell>
          <table:table-cell office:value-type="float" office:value="0.00000000001424923541789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099182129176256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0881958008847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465820551242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41351318280646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3494262692527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4887694969166" calcext:value-type="float">
            <text:p>0.00</text:p>
          </table:table-cell>
          <table:table-cell office:value-type="float" office:value="-0.0000000089645385559222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35858154312506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12512207003823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5502929863715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table:number-columns-repeated="2" office:value-type="float" office:value="0.0000390625000363798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0.00000020904541031541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20141601630996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36880373754932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1281738288838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051574707171653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10473632730645" calcext:value-type="float">
            <text:p>0.00</text:p>
          </table:table-cell>
          <table:table-cell office:value-type="float" office:value="0.0000000174522399865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38604736296576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-0.00000047149658222167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8798827897626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table:number-columns-repeated="2" office:value-type="float" office:value="-0.000043945312427240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3158569334971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1961669872137" calcext:value-type="float">
            <text:p>0.00</text:p>
          </table:table-cell>
          <table:table-cell office:value-type="float" office:value="0.000000009155273872352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6508789591144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0.0000003158569334971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17852783251726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6108398152146" calcext:value-type="float">
            <text:p>0.00</text:p>
          </table:table-cell>
          <table:table-cell office:value-type="float" office:value="-0.0000000096321105536034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020523071331268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885986328886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059509277505753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14419555682820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174316428418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1586914066820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1961669872137" calcext:value-type="float">
            <text:p>0.00</text:p>
          </table:table-cell>
          <table:table-cell office:value-type="float" office:value="0.00000010528564420297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0461426625375" calcext:value-type="float">
            <text:p>0.00</text:p>
          </table:table-cell>
          <table:table-cell office:value-type="float" office:value="-0.0000000027179717920766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534057615908523" calcext:value-type="float">
            <text:p>0.00</text:p>
          </table:table-cell>
          <table:table-cell office:value-type="float" office:value="-0.0000006195068351644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1138916100605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44250488251407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89416504067685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142492354178979" calcext:value-type="float">
            <text:p>0.00</text:p>
          </table:table-cell>
          <table:table-cell office:value-type="float" office:value="-0.00000000000596046454380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46234130834932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04150390608970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71923821190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0161131823425" calcext:value-type="float">
            <text:p>0.00</text:p>
          </table:table-cell>
          <table:table-cell office:value-type="float" office:value="0.000000005435943584153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39367675697121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3051757957450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5587935452897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23803711002301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39520263683812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2258300781932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64697265500512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23974609431843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3906250007901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2319335941081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41919906" calcext:value-type="float">
            <text:p>0.00</text:p>
          </table:table-cell>
          <table:table-cell office:value-type="float" office:value="-0.000000008964538555922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0.00000027465820373606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2319335941081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6782227312833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0579833976388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3311157232843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3212891557232" calcext:value-type="float">
            <text:p>0.00</text:p>
          </table:table-cell>
          <table:table-cell office:value-type="float" office:value="0.0000000114440917853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065612793420655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26855468782116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office:value-type="float" office:value="-0.000000009489059427103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054931641457756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88500976502814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1606445778616" calcext:value-type="float">
            <text:p>0.00</text:p>
          </table:table-cell>
          <table:table-cell office:value-type="float" office:value="0.00000001525878901009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073242187426103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0762939453835543" calcext:value-type="float">
            <text:p>0.00</text:p>
          </table:table-cell>
          <table:table-cell office:value-type="float" office:value="0.0000003494262692527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office:value-type="float" office:value="0.000000008487701430581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0.00000038604736296576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90734862570707" calcext:value-type="float">
            <text:p>0.00</text:p>
          </table:table-cell>
          <table:table-cell office:value-type="float" office:value="-0.00000021362304636340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3574218703388" calcext:value-type="float">
            <text:p>0.00</text:p>
          </table:table-cell>
          <table:table-cell office:value-type="float" office:value="-0.00000002927780151651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18157959047471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10528564420297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685546860448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027465819840699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0.0000001861572265227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931640391942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030517577798150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047302245675950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4140622385203" calcext:value-type="float">
            <text:p>0.00</text:p>
          </table:table-cell>
          <table:table-cell office:value-type="float" office:value="0.000000023555755568338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21514892623031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1464843748522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3100585972742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1937866205281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-0.00000001983642583525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79833983493927" calcext:value-type="float">
            <text:p>0.00</text:p>
          </table:table-cell>
          <table:table-cell office:value-type="float" office:value="0.000000018215179475866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010681151962899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003051757779815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11767577602041" calcext:value-type="float">
            <text:p>0.00</text:p>
          </table:table-cell>
          <table:table-cell office:value-type="float" office:value="0.00000001373291014239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2639770499968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0.000000083160400343729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35390258432133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10681152318170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-0.0000002960205094382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0461426625375" calcext:value-type="float">
            <text:p>0.00</text:p>
          </table:table-cell>
          <table:table-cell office:value-type="float" office:value="0.00000000677108763502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21514892623031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56152343574922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1523435749223" calcext:value-type="float">
            <text:p>0.00</text:p>
          </table:table-cell>
          <table:table-cell office:value-type="float" office:value="-0.00000002164840695595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45776367585403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7171630933555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656494076391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10528564509115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-0.00000056762695166412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130385160133917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0.000000088500977213357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081176757760204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9399413948813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3982543947955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534057615908523" calcext:value-type="float">
            <text:p>0.00</text:p>
          </table:table-cell>
          <table:table-cell office:value-type="float" office:value="0.0000004257202146362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3212891557232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4577636047997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2265930172384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142492354178979" calcext:value-type="float">
            <text:p>0.00</text:p>
          </table:table-cell>
          <table:table-cell office:value-type="float" office:value="-0.000000000002526212488436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39520263683812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06652832027498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23803711002301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465820195971" calcext:value-type="float">
            <text:p>0.00</text:p>
          </table:table-cell>
          <table:table-cell office:value-type="float" office:value="0.000000018215179475866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3982543947955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4287719725937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5914901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97656249309352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02624511701299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11767577602041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1495361328096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0.0000002151489253421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3212891557232" calcext:value-type="float">
            <text:p>0.00</text:p>
          </table:table-cell>
          <table:table-cell office:value-type="float" office:value="-0.000000015735626246460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10833740304860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0.00000021286010731813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4140625937916" calcext:value-type="float">
            <text:p>0.00</text:p>
          </table:table-cell>
          <table:table-cell office:value-type="float" office:value="0.0000000151634216294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4374306" calcext:value-type="float">
            <text:p>0.00</text:p>
          </table:table-cell>
          <table:table-cell office:value-type="float" office:value="-0.0000003280639653269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3341674812418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-0.00000045776367230132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3513182806469" calcext:value-type="float">
            <text:p>0.00</text:p>
          </table:table-cell>
          <table:table-cell office:value-type="float" office:value="0.000000004053115842950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28228759774151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office:value-type="float" office:value="0.00000093383789234735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3813477608419" calcext:value-type="float">
            <text:p>0.00</text:p>
          </table:table-cell>
          <table:table-cell office:value-type="float" office:value="0.00000001831054685652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42877197259372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28686523378951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457519548303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16021728477255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3601074212156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685546860448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0022125244214521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0.00000001449584985380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931640391942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table:number-columns-repeated="2" office:value-type="float" office:value="-0.0000390625000363798" calcext:value-type="float">
            <text:p>0.00</text:p>
          </table:table-cell>
          <table:table-cell office:value-type="float" office:value="-0.0000003112792974491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001602172847725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9574507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062561035463204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-0.000000144958496761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23974609431843" calcext:value-type="float">
            <text:p>0.00</text:p>
          </table:table-cell>
          <table:table-cell office:value-type="float" office:value="-0.0000000096321105536034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36621093713051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023803710913483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245117190626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4333496086417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59509277505753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52587880108968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38757324283267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40130615275302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915527209599532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027465819840699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534057615908523" calcext:value-type="float">
            <text:p>0.00</text:p>
          </table:table-cell>
          <table:table-cell office:value-type="float" office:value="-0.00000010375976522425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40130615275302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093078613261354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936889648528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36181641261646" calcext:value-type="float">
            <text:p>0.00</text:p>
          </table:table-cell>
          <table:table-cell office:value-type="float" office:value="0.0000000106811522959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23574829111083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427734373294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088500977213357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-0.00000017623901360508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366699249672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3524780272101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11978149405678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202096999074933" calcext:value-type="float">
            <text:p>0.00</text:p>
          </table:table-cell>
          <table:table-cell office:value-type="float" office:value="0.000000000003539025843213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16021728477255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0039062500079012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3212891557232" calcext:value-type="float">
            <text:p>0.00</text:p>
          </table:table-cell>
          <table:table-cell office:value-type="float" office:value="-0.000000014972686757097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44860839842897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0.0000000579833976388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3212891557232" calcext:value-type="float">
            <text:p>0.00</text:p>
          </table:table-cell>
          <table:table-cell office:value-type="float" office:value="-0.000000012683868400031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12054443310205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55694580503029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925292954766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3295898434174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10986328113915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465820551242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1296997069744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11767577602041" calcext:value-type="float">
            <text:p>0.00</text:p>
          </table:table-cell>
          <table:table-cell office:value-type="float" office:value="-0.0000000059127807094938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59509277505753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071716308447378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42724609627953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3326416013749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1523435749223" calcext:value-type="float">
            <text:p>0.00</text:p>
          </table:table-cell>
          <table:table-cell office:value-type="float" office:value="-0.00000002555847167240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4516601563864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-0.0000001159667970540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3212891557232" calcext:value-type="float">
            <text:p>0.00</text:p>
          </table:table-cell>
          <table:table-cell office:value-type="float" office:value="0.000000018215179475866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3723144530454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83923339744274" calcext:value-type="float">
            <text:p>0.00</text:p>
          </table:table-cell>
          <table:table-cell office:value-type="float" office:value="-0.00000030364990166731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70035457468142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31433105540656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088806152476195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20209699907493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46081543025877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0433349608641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642578311446" calcext:value-type="float">
            <text:p>0.00</text:p>
          </table:table-cell>
          <table:table-cell office:value-type="float" office:value="-0.0000000292778015165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286102295188329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097656249309352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0.0000002273559562837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5498046915927" calcext:value-type="float">
            <text:p>0.00</text:p>
          </table:table-cell>
          <table:table-cell office:value-type="float" office:value="-0.000000012683868400031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3067016596247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4425048825140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130385160133917" calcext:value-type="float">
            <text:p>0.00</text:p>
          </table:table-cell>
          <table:table-cell office:value-type="float" office:value="-0.000000000005052424976873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7607421826967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02471923821190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05960464543805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1983642583525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08392333974427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35693357556011" calcext:value-type="float">
            <text:p>0.00</text:p>
          </table:table-cell>
          <table:table-cell office:value-type="float" office:value="0.000000010490417479136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0.00000020599365235796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0.0000001861572265227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13038516013391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0.0000001892089844801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086364746110234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642578311446" calcext:value-type="float">
            <text:p>0.00</text:p>
          </table:table-cell>
          <table:table-cell office:value-type="float" office:value="0.00000002050399783293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3311157232843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762939453835543" calcext:value-type="float">
            <text:p>0.00</text:p>
          </table:table-cell>
          <table:table-cell office:value-type="float" office:value="0.00000010986328113915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5587935452897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10833740304860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03234863292789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5502929863715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4180908206308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90734862570707" calcext:value-type="float">
            <text:p>0.00</text:p>
          </table:table-cell>
          <table:table-cell office:value-type="float" office:value="-0.00000046539306630677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37109375642331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1754760745598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762939453835543" calcext:value-type="float">
            <text:p>0.00</text:p>
          </table:table-cell>
          <table:table-cell office:value-type="float" office:value="0.0000004150390626733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610839815214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30059814370986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-0.00000012283325201423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3885498084675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29907226561931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04608154284824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44140636596057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2273559562837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45471191434387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1787109351694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0061035159149014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0.00000038757324283267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63269042730008" calcext:value-type="float">
            <text:p>0.00</text:p>
          </table:table-cell>
          <table:table-cell office:value-type="float" office:value="0.000000010490417479136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048828125542854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6927490225905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1169433591362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1937866205281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32196044941201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353902584321331" calcext:value-type="float">
            <text:p>0.00</text:p>
          </table:table-cell>
          <table:table-cell office:value-type="float" office:value="0.00000000001424923541789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096130371218805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086364746110234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320374965705888" calcext:value-type="float">
            <text:p>0.00</text:p>
          </table:table-cell>
          <table:table-cell office:value-type="float" office:value="-0.00000000001545995471398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033569335755601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0057067871139793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6865237342226" calcext:value-type="float">
            <text:p>0.00</text:p>
          </table:table-cell>
          <table:table-cell office:value-type="float" office:value="0.0000000174522399865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070190429468652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38299560500831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18768310461325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0.0000003936767569712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52368163653227" calcext:value-type="float">
            <text:p>0.00</text:p>
          </table:table-cell>
          <table:table-cell office:value-type="float" office:value="0.00000002803802490181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table:number-columns-repeated="2" office:value-type="float" office:value="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31433105540656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-0.000000021362303925798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38037110023015" calcext:value-type="float">
            <text:p>0.00</text:p>
          </table:table-cell>
          <table:table-cell office:value-type="float" office:value="0.00000001015663148029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3921508788806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02838134776084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6508789591144" calcext:value-type="float">
            <text:p>0.00</text:p>
          </table:table-cell>
          <table:table-cell office:value-type="float" office:value="0.000000004673004205812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016784667877800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office:value-type="float" office:value="-0.00000021820068418776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71923821190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22125244214521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73547363399484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1010484995374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85449219255906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014038085893730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2695315535439" calcext:value-type="float">
            <text:p>0.00</text:p>
          </table:table-cell>
          <table:table-cell office:value-type="float" office:value="-0.000000009632110553603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0027618408182661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-0.0000000579833976388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5590819998724" calcext:value-type="float">
            <text:p>0.00</text:p>
          </table:table-cell>
          <table:table-cell office:value-type="float" office:value="-0.00000002250671382597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082397461298455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20599365235796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1787109706965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table:number-columns-repeated="2" office:value-type="float" office:value="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29449462957131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746582037360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23974609431843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33721923742291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41961669872137" calcext:value-type="float">
            <text:p>0.00</text:p>
          </table:table-cell>
          <table:table-cell office:value-type="float" office:value="-0.0000003158569334971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296874970441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24261474607101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0.00000006790161144465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48388673091449" calcext:value-type="float">
            <text:p>0.00</text:p>
          </table:table-cell>
          <table:table-cell office:value-type="float" office:value="0.000000001716613740043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22430420010266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0762939453835543" calcext:value-type="float">
            <text:p>0.00</text:p>
          </table:table-cell>
          <table:table-cell office:value-type="float" office:value="-0.0000001876831046132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45336913357642" calcext:value-type="float">
            <text:p>0.00</text:p>
          </table:table-cell>
          <table:table-cell office:value-type="float" office:value="-0.0000000277519226488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015258789787253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0.0000001739501946929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34057615908523" calcext:value-type="float">
            <text:p>0.00</text:p>
          </table:table-cell>
          <table:table-cell office:value-type="float" office:value="0.000000008487701430581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12969970697440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0.0000002883911136564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024414185281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0015258780905469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40740966866792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236218776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3997802728861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077056884428827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70035457468142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35247802721016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024108886620410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642578311446" calcext:value-type="float">
            <text:p>0.00</text:p>
          </table:table-cell>
          <table:table-cell office:value-type="float" office:value="-0.00000002555847167240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3616333010825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04043579071577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.00</text:p>
          </table:table-cell>
          <table:table-cell office:value-type="float" office:value="0.0000000114440917853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91552735170807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4374306" calcext:value-type="float">
            <text:p>0.00</text:p>
          </table:table-cell>
          <table:table-cell office:value-type="float" office:value="0.0000002700805659117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14819337335848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4455566404715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-0.000000090026855303904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30517579574507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42419433654572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0.00000084838867309144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4887694969166" calcext:value-type="float">
            <text:p>0.00</text:p>
          </table:table-cell>
          <table:table-cell office:value-type="float" office:value="0.000000027275085412448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32348632750256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0.0000001602172847725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540527312258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41046142662537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0.0000000007629390452734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43487548850862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39062500079012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4058837888010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6855468782116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0.00000023956298811356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86645506675632" calcext:value-type="float">
            <text:p>0.00</text:p>
          </table:table-cell>
          <table:table-cell office:value-type="float" office:value="-0.0000006439208988240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700354574681428" calcext:value-type="float">
            <text:p>0.00</text:p>
          </table:table-cell>
          <table:table-cell office:value-type="float" office:value="-0.000000000024959444992582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30364990166731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0881958008847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77709961693517" calcext:value-type="float">
            <text:p>0.00</text:p>
          </table:table-cell>
          <table:table-cell office:value-type="float" office:value="-0.00000002479553218304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0041351318280646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office:value-type="float" office:value="-0.00000019378662052815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70780516864266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3173828133640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04394531245566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7353513942435" calcext:value-type="float">
            <text:p>0.00</text:p>
          </table:table-cell>
          <table:table-cell office:value-type="float" office:value="0.000000001621246359384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2792358397840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83923339744274" calcext:value-type="float">
            <text:p>0.00</text:p>
          </table:table-cell>
          <table:table-cell office:value-type="float" office:value="-0.0000002258300781932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33129881527839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0028228759774151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90734862570707" calcext:value-type="float">
            <text:p>0.00</text:p>
          </table:table-cell>
          <table:table-cell office:value-type="float" office:value="0.0000002319335941081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office:value-type="float" office:value="-0.000000009489059427103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-0.00000063781738290913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6021793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086975097346453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0.00000017852783162908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0244141852818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2365112301561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534057615908523" calcext:value-type="float">
            <text:p>0.00</text:p>
          </table:table-cell>
          <table:table-cell office:value-type="float" office:value="-0.0000001022338871337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36181641261646" calcext:value-type="float">
            <text:p>0.00</text:p>
          </table:table-cell>
          <table:table-cell office:value-type="float" office:value="-0.000000012683868400031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table:number-columns-repeated="2" office:value-type="float" office:value="-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1586914066820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0.00000002746582072887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6021728477255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21057128840595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36071974" calcext:value-type="float">
            <text:p>0.00</text:p>
          </table:table-cell>
          <table:table-cell office:value-type="float" office:value="-0.00000079956054577223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032226364685" calcext:value-type="float">
            <text:p>0.00</text:p>
          </table:table-cell>
          <table:table-cell office:value-type="float" office:value="0.00000000085830687002186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041198729761049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29754638752876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6564940763919" calcext:value-type="float">
            <text:p>0.00</text:p>
          </table:table-cell>
          <table:table-cell office:value-type="float" office:value="-0.0000000125408172735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09863281068101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21972656227831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03326416013749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793945328188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4074096686679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864257831144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15411376885765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0035095215622504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6015625069349" calcext:value-type="float">
            <text:p>0.00</text:p>
          </table:table-cell>
          <table:table-cell office:value-type="float" office:value="-0.0000000089645385559222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4165649407639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-0.0000001075744631151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23974609431843" calcext:value-type="float">
            <text:p>0.00</text:p>
          </table:table-cell>
          <table:table-cell office:value-type="float" office:value="-0.00000002927780151651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019836425835251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083160400343729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142492354178979" calcext:value-type="float">
            <text:p>0.00</text:p>
          </table:table-cell>
          <table:table-cell office:value-type="float" office:value="-0.00000000001010484995374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0.00000014038085893730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-0.0000003265380854600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1523435749223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012207031829802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83923339744274" calcext:value-type="float">
            <text:p>0.00</text:p>
          </table:table-cell>
          <table:table-cell office:value-type="float" office:value="0.00000045318603447697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1523435749223" calcext:value-type="float">
            <text:p>0.00</text:p>
          </table:table-cell>
          <table:table-cell office:value-type="float" office:value="0.000000001621246359384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41198729761049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-0.000000010681151962899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office:value-type="float" office:value="-0.00000001115798953232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36773681699742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0.0000004165649407639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3513182806469" calcext:value-type="float">
            <text:p>0.00</text:p>
          </table:table-cell>
          <table:table-cell office:value-type="float" office:value="0.00000001015663148029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134277343590838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45776367585403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073852539017593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762695521683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08087158143155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-0.000000216674804320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24902340259814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table:number-columns-repeated="2" office:value-type="float" office:value="-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0.000000233459472198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640319826634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13623039257982" calcext:value-type="float">
            <text:p>0.00</text:p>
          </table:table-cell>
          <table:table-cell office:value-type="float" office:value="0.0000000151634216294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144958496761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02334594721986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23974609431843" calcext:value-type="float">
            <text:p>0.00</text:p>
          </table:table-cell>
          <table:table-cell office:value-type="float" office:value="-0.0000000112533569129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05035400363340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-0.0000002380371100230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6347654215006" calcext:value-type="float">
            <text:p>0.00</text:p>
          </table:table-cell>
          <table:table-cell office:value-type="float" office:value="-0.0000000028610229740877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2899169917469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1869201664561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31005859727429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38757324283267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09460449135190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52587880108968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43182373055117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534057615908523" calcext:value-type="float">
            <text:p>0.00</text:p>
          </table:table-cell>
          <table:table-cell office:value-type="float" office:value="0.00000034179687524726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6103515914901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40740966866792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344848633204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12304687149845" calcext:value-type="float">
            <text:p>0.00</text:p>
          </table:table-cell>
          <table:table-cell office:value-type="float" office:value="-0.00000000963211055360347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2853393556989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0014495849587348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11399388334318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15411376885765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04394531245566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37109372089617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3906250007901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6150663" calcext:value-type="float">
            <text:p>0.00</text:p>
          </table:table-cell>
          <table:table-cell office:value-type="float" office:value="0.0000002044677733792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35693357556011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4516601563864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12054443310205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879882809419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29602050766186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3961791989203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5590819998724" calcext:value-type="float">
            <text:p>0.00</text:p>
          </table:table-cell>
          <table:table-cell office:value-type="float" office:value="-0.00000002250671382597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2365112301561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0.0000001724243166023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6865237342226" calcext:value-type="float">
            <text:p>0.00</text:p>
          </table:table-cell>
          <table:table-cell office:value-type="float" office:value="0.0000000174522399865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30975341758221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2029418944005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5103647712778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2700805659117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00793457033410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17871093516942" calcext:value-type="float">
            <text:p>0.00</text:p>
          </table:table-cell>
          <table:table-cell office:value-type="float" office:value="-0.0000000081062316859004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2120971682728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044250487718500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3574218703388" calcext:value-type="float">
            <text:p>0.00</text:p>
          </table:table-cell>
          <table:table-cell office:value-type="float" office:value="0.000000003910064716450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17700195265035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14343261689475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5587935452897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25482177790081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04211425768119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550292986371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1724243166023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762939453835543" calcext:value-type="float">
            <text:p>0.00</text:p>
          </table:table-cell>
          <table:table-cell office:value-type="float" office:value="0.0000002441406259379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38909912092322" calcext:value-type="float">
            <text:p>0.00</text:p>
          </table:table-cell>
          <table:table-cell office:value-type="float" office:value="0.00000000710487363386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2258300781932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88806152476195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059604645438055" calcext:value-type="float">
            <text:p>0.00</text:p>
          </table:table-cell>
          <table:table-cell office:value-type="float" office:value="0.000000000023748725642286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45318603447697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54016113182342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130385160133917" calcext:value-type="float">
            <text:p>0.00</text:p>
          </table:table-cell>
          <table:table-cell office:value-type="float" office:value="0.00000000004749745128457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35858154312506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08666992172834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6865233789513" calcext:value-type="float">
            <text:p>0.00</text:p>
          </table:table-cell>
          <table:table-cell office:value-type="float" office:value="0.000000005435943584153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0091552738723521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0.00000046539306630677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6347657767719" calcext:value-type="float">
            <text:p>0.00</text:p>
          </table:table-cell>
          <table:table-cell office:value-type="float" office:value="0.000000001621246359384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4516601563864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010681151962899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40161131823425" calcext:value-type="float">
            <text:p>0.00</text:p>
          </table:table-cell>
          <table:table-cell office:value-type="float" office:value="-0.000000001430511487043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42724609450317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4374306" calcext:value-type="float">
            <text:p>0.00</text:p>
          </table:table-cell>
          <table:table-cell office:value-type="float" office:value="0.00000029602050766186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793945328188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5340576159085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2265930172384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174316428418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46539306630677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0.00000027313232386916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235351552040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19836425835251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35858154667778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9399413948813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1052856450911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office:value-type="float" office:value="0.00000023956298811356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4495849676166" calcext:value-type="float">
            <text:p>0.00</text:p>
          </table:table-cell>
          <table:table-cell office:value-type="float" office:value="0.000000010490417479136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18768310461325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83923339744274" calcext:value-type="float">
            <text:p>0.00</text:p>
          </table:table-cell>
          <table:table-cell office:value-type="float" office:value="0.00000089111328094304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44140636596057" calcext:value-type="float">
            <text:p>0.00</text:p>
          </table:table-cell>
          <table:table-cell office:value-type="float" office:value="-0.0000000028610229740877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0.00000026855468782116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-0.00000018386840849871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74658198406996" calcext:value-type="float">
            <text:p>0.00</text:p>
          </table:table-cell>
          <table:table-cell office:value-type="float" office:value="-0.0000000094890594271035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0701904294686528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-0.00000018920898270380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11920929087611" calcext:value-type="float">
            <text:p>0.00</text:p>
          </table:table-cell>
          <table:table-cell office:value-type="float" office:value="-0.00000000001010484995374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table:number-columns-repeated="2" office:value-type="float" office:value="-0.0000781250000727596" calcext:value-type="float">
            <text:p>0.00</text:p>
          </table:table-cell>
          <table:table-cell office:value-type="float" office:value="-0.00000040740966866792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04943847642380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02526212488436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0034179687524726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064086915330108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32037496570588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28686523378951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51879882789762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1010484995374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0.000000096130371218805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016174316286310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0761717874611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09918212917625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010681151962899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416564940763919" calcext:value-type="float">
            <text:p>0.00</text:p>
          </table:table-cell>
          <table:table-cell office:value-type="float" office:value="-0.00000000305175779091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39062500036379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152587887214395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35858154312506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83923339744274" calcext:value-type="float">
            <text:p>0.00</text:p>
          </table:table-cell>
          <table:table-cell office:value-type="float" office:value="-0.00000067443847484582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15747071716532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24414061883248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045776367585403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2353515520408" calcext:value-type="float">
            <text:p>0.00</text:p>
          </table:table-cell>
          <table:table-cell office:value-type="float" office:value="0.00000001068115229596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059509277505753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-0.0000001373291018680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31005859727429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25329589803391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5939941394881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23345947219866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83923339744274" calcext:value-type="float">
            <text:p>0.00</text:p>
          </table:table-cell>
          <table:table-cell office:value-type="float" office:value="0.00000016479492259691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5106201090020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-0.0000002304077142412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office:value-type="float" office:value="0.00000018005371060780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000000000003539025843213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0040130615275302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68748612" calcext:value-type="float">
            <text:p>0.00</text:p>
          </table:table-cell>
          <table:table-cell office:value-type="float" office:value="-0.00000067443847484582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47497451284572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-0.000000077819823474101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-0.0000002380371100230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34570334100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0.0000001281738288838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0.000000039672851670502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09252929547665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1419067388042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4730224603122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40419399814986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27465820373606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0027465819840699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29638674671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06811523181705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42114257858827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02487182619859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8554686044809" calcext:value-type="float">
            <text:p>0.00</text:p>
          </table:table-cell>
          <table:table-cell office:value-type="float" office:value="0.0000000174522399865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244140619543032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0004455566404715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0043182373055117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14495849676166" calcext:value-type="float">
            <text:p>0.00</text:p>
          </table:table-cell>
          <table:table-cell office:value-type="float" office:value="0.00000000677108763502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434875488508624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4374306" calcext:value-type="float">
            <text:p>0.00</text:p>
          </table:table-cell>
          <table:table-cell office:value-type="float" office:value="0.00000079650878959114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5498046915927" calcext:value-type="float">
            <text:p>0.00</text:p>
          </table:table-cell>
          <table:table-cell office:value-type="float" office:value="-0.0000000028610229740877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2838134758320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1472473147856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8737792970569" calcext:value-type="float">
            <text:p>0.00</text:p>
          </table:table-cell>
          <table:table-cell office:value-type="float" office:value="0.000000020503997832932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0.0000004501342765195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05874633757230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9560545772238" calcext:value-type="float">
            <text:p>0.00</text:p>
          </table:table-cell>
          <table:table-cell office:value-type="float" office:value="-0.00000002927780151651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22125244214521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0.0000001647949217087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36718750098908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2120971682728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52587890767109" calcext:value-type="float">
            <text:p>0.00</text:p>
          </table:table-cell>
          <table:table-cell office:value-type="float" office:value="-0.000000086212158301179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5619316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11749267514460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20599365235796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80761717874611" calcext:value-type="float">
            <text:p>0.00</text:p>
          </table:table-cell>
          <table:table-cell office:value-type="float" office:value="-0.000000020980834958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44250487718500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044860839842897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662597630556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42419433654572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04501342765195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422668456678821" calcext:value-type="float">
            <text:p>0.00</text:p>
          </table:table-cell>
          <table:table-cell office:value-type="float" office:value="-0.0000000128746032723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610351560226263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37841796896032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534057615908523" calcext:value-type="float">
            <text:p>0.00</text:p>
          </table:table-cell>
          <table:table-cell office:value-type="float" office:value="0.0000003326416013749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917202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4074096686679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228881836150663" calcext:value-type="float">
            <text:p>0.00</text:p>
          </table:table-cell>
          <table:table-cell office:value-type="float" office:value="0.00000021362304725158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6865233789513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36621093499889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137329101335126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093078613261354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000002990722656193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7353513942435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09918212917625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2265930172384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685546860448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-0.00000045166015638642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010681151962899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44140625937916" calcext:value-type="float">
            <text:p>0.00</text:p>
          </table:table-cell>
          <table:table-cell office:value-type="float" office:value="-0.0000000180244446035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38452148487522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0.0000003982543947955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8554686044809" calcext:value-type="float">
            <text:p>0.00</text:p>
          </table:table-cell>
          <table:table-cell office:value-type="float" office:value="0.0000000008583068700218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21820068329958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5405273122587" calcext:value-type="float">
            <text:p>0.00</text:p>
          </table:table-cell>
          <table:table-cell office:value-type="float" office:value="-0.00000002555847167240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25939941750152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4028320308435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30078121794031" calcext:value-type="float">
            <text:p>0.00</text:p>
          </table:table-cell>
          <table:table-cell office:value-type="float" office:value="-0.0000000096321105536034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43182373055117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-0.000000433349608641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12304687149845" calcext:value-type="float">
            <text:p>0.00</text:p>
          </table:table-cell>
          <table:table-cell office:value-type="float" office:value="0.0000000137329101423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37994384705086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048828125542854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700354574681428" calcext:value-type="float">
            <text:p>0.00</text:p>
          </table:table-cell>
          <table:table-cell office:value-type="float" office:value="-0.00000000003091990942796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21057128840595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-0.00000056152343574922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9172029" calcext:value-type="float">
            <text:p>0.00</text:p>
          </table:table-cell>
          <table:table-cell office:value-type="float" office:value="-0.00000002927780151651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02288818379270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0.00000013122558595313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3854980451810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976562500909495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30364990166731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13122558595313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244140636596057" calcext:value-type="float">
            <text:p>0.00</text:p>
          </table:table-cell>
          <table:table-cell office:value-type="float" office:value="-0.000000005149841331153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3067016596247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457763672301326" calcext:value-type="float">
            <text:p>0.00</text:p>
          </table:table-cell>
          <table:table-cell office:value-type="float" office:value="0.00000028228759774151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236218776" calcext:value-type="float">
            <text:p>0.00</text:p>
          </table:table-cell>
          <table:table-cell office:value-type="float" office:value="0.000000023555755568338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-0.000000051879883500305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01564025877698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885986328886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0.00000020523071331268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113281233742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0.0000006103515488575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16632080068745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-0.000000038146972691777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0161131823425" calcext:value-type="float">
            <text:p>0.00</text:p>
          </table:table-cell>
          <table:table-cell office:value-type="float" office:value="-0.0000000050544738394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17578124970896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8310546892053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36468505903997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.0000000564575195483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8981933607165" calcext:value-type="float">
            <text:p>0.00</text:p>
          </table:table-cell>
          <table:table-cell office:value-type="float" office:value="0.00000002050399783293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488281248181011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065612793420655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22430420010266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0505242497687332" calcext:value-type="float">
            <text:p>0.00</text:p>
          </table:table-cell>
          <table:table-cell office:value-type="float" office:value="-0.000000000024959444992582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0.00000016479492259691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025939941394881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84301757761341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0.000000067138671511202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02716064457786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164794921886369" calcext:value-type="float">
            <text:p>0.00</text:p>
          </table:table-cell>
          <table:table-cell office:value-type="float" office:value="-0.000000012683868400031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28533935569896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0.00000014266967784948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35693357556011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0195312495634425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17547607455981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-0.00000039672851492866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37109372089617" calcext:value-type="float">
            <text:p>0.00</text:p>
          </table:table-cell>
          <table:table-cell office:value-type="float" office:value="-0.0000000028610229740877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69427490423379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37109372089617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059509277505753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0.000000010681151962899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32037496570588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19683837848560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564575195483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3921508788806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34277343590838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86645506675632" calcext:value-type="float">
            <text:p>0.00</text:p>
          </table:table-cell>
          <table:table-cell office:value-type="float" office:value="-0.00000047912597622712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6508789591144" calcext:value-type="float">
            <text:p>0.00</text:p>
          </table:table-cell>
          <table:table-cell office:value-type="float" office:value="0.00000002803802490181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table:number-columns-repeated="2" office:value-type="float" office:value="-0.0000390625000363798" calcext:value-type="float">
            <text:p>0.00</text:p>
          </table:table-cell>
          <table:table-cell office:value-type="float" office:value="0.000000068664551378105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019378662052815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38037110023015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42968749949068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34637451129526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014877319376438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3574218703388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24261474607101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-0.00000022659301723848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7709961693517" calcext:value-type="float">
            <text:p>0.00</text:p>
          </table:table-cell>
          <table:table-cell office:value-type="float" office:value="-0.000000005149841331153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122070309771516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54931641457756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024414061883248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1523435749223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table:number-columns-repeated="2" office:value-type="float" office:value="0.0000488281250454747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610351560226263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46234130834932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762939453835543" calcext:value-type="float">
            <text:p>0.00</text:p>
          </table:table-cell>
          <table:table-cell office:value-type="float" office:value="-0.00000033721923742291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2795409999362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8310546892053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23803711002301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41961669872137" calcext:value-type="float">
            <text:p>0.00</text:p>
          </table:table-cell>
          <table:table-cell office:value-type="float" office:value="-0.0000001388549808467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84984708357958" calcext:value-type="float">
            <text:p>0.00</text:p>
          </table:table-cell>
          <table:table-cell office:value-type="float" office:value="-0.000000000024959444992582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0.000000228881836150663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000057067871139793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30517579574507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0.0000146484373999556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0.00000043945312455662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936889648528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0732421869997779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3890991209232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0086212158301179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381347583206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122070309771516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4058837888010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83923339744274" calcext:value-type="float">
            <text:p>0.00</text:p>
          </table:table-cell>
          <table:table-cell office:value-type="float" office:value="0.00000080261230550604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284984708357958" calcext:value-type="float">
            <text:p>0.00</text:p>
          </table:table-cell>
          <table:table-cell office:value-type="float" office:value="0.00000000001424923541789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44140625227374" calcext:value-type="float">
            <text:p>0.00</text:p>
          </table:table-cell>
          <table:table-cell table:number-columns-repeated="2" office:value-type="float" office:value="-0.000039062500036379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107421874872671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0.000000415039062673372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0772094725931538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183105477447043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732421875682121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065612793420655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4333496086417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71606445778616" calcext:value-type="float">
            <text:p>0.00</text:p>
          </table:table-cell>
          <table:table-cell office:value-type="float" office:value="0.000000011539459277010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67138671795419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234375000218279" calcext:value-type="float">
            <text:p>0.00</text:p>
          </table:table-cell>
          <table:table-cell office:value-type="float" office:value="0.00000015106201090020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3753662110028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74658205512424" calcext:value-type="float">
            <text:p>0.00</text:p>
          </table:table-cell>
          <table:table-cell office:value-type="float" office:value="0.0000000008583068700218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136718749672582" calcext:value-type="float">
            <text:p>0.00</text:p>
          </table:table-cell>
          <table:table-cell office:value-type="float" office:value="-0.00000041046142662537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-0.0000001296997069744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2353515520408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537109374363354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0.0000000381469726917771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3341674812418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0.000000037384033646503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51440429272543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0.00000032653808546001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-0.00000047302246031222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-0.000000025558471672404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122070312045253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610351563068434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00035400390707707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43322753337816" calcext:value-type="float">
            <text:p>0.00</text:p>
          </table:table-cell>
          <table:table-cell office:value-type="float" office:value="-0.00000010070800815498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46264647738326" calcext:value-type="float">
            <text:p>0.00</text:p>
          </table:table-cell>
          <table:table-cell office:value-type="float" office:value="-0.00000002470016480238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085449219255906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190734862570707" calcext:value-type="float">
            <text:p>0.00</text:p>
          </table:table-cell>
          <table:table-cell office:value-type="float" office:value="0.00000021820068418776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80761717874611" calcext:value-type="float">
            <text:p>0.00</text:p>
          </table:table-cell>
          <table:table-cell office:value-type="float" office:value="-0.000000006437301636186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0732421869997779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09863281068101" calcext:value-type="float">
            <text:p>0.00</text:p>
          </table:table-cell>
          <table:table-cell office:value-type="float" office:value="0.0000292968747999112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00025024414007646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762939436071974" calcext:value-type="float">
            <text:p>0.00</text:p>
          </table:table-cell>
          <table:table-cell office:value-type="float" office:value="0.00000067749023457963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5502929863715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468750000436557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136718749672582" calcext:value-type="float">
            <text:p>0.00</text:p>
          </table:table-cell>
          <table:table-cell office:value-type="float" office:value="0.00000021057128840595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00012207031829802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823974609431843" calcext:value-type="float">
            <text:p>0.00</text:p>
          </table:table-cell>
          <table:table-cell office:value-type="float" office:value="-0.00000001573562624646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9296875027284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67846679488548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30364990166731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03326416013749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000309199094279677" calcext:value-type="float">
            <text:p>0.00</text:p>
          </table:table-cell>
          <table:table-cell office:value-type="float" office:value="0.000000000023748725642286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0.000195312499272404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175781249708962" calcext:value-type="float">
            <text:p>0.00</text:p>
          </table:table-cell>
          <table:table-cell office:value-type="float" office:value="-0.000000016784667877800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610351563068434" calcext:value-type="float">
            <text:p>0.00</text:p>
          </table:table-cell>
          <table:table-cell office:value-type="float" office:value="0.00000010681152318170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99072269172029" calcext:value-type="float">
            <text:p>0.00</text:p>
          </table:table-cell>
          <table:table-cell office:value-type="float" office:value="-0.000000008964538555922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117187499199645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37329101335126" calcext:value-type="float">
            <text:p>0.00</text:p>
          </table:table-cell>
          <table:table-cell office:value-type="float" office:value="0.00000305175780113132" calcext:value-type="float">
            <text:p>0.00</text:p>
          </table:table-cell>
          <table:table-cell office:value-type="float" office:value="-0.00006835937483629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42266845667882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41961669872137" calcext:value-type="float">
            <text:p>0.00</text:p>
          </table:table-cell>
          <table:table-cell office:value-type="float" office:value="-0.00000010223388713370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71606445778616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976562500909495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000900268553039041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3723144530454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283813477608419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61035156306843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0061035154885758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1953125003950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381469718035987" calcext:value-type="float">
            <text:p>0.00</text:p>
          </table:table-cell>
          <table:table-cell office:value-type="float" office:value="0.00000020141601630996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41656494076391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0.000003662109349988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122070312613687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-0.000000012207031829802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686645506675632" calcext:value-type="float">
            <text:p>0.00</text:p>
          </table:table-cell>
          <table:table-cell office:value-type="float" office:value="0.000000360107421215616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85546860448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09765624781721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table:number-columns-repeated="2" office:value-type="float" office:value="-0.00000122070312613687" calcext:value-type="float">
            <text:p>0.00</text:p>
          </table:table-cell>
          <table:table-cell office:value-type="float" office:value="0.0000195312500181899" calcext:value-type="float">
            <text:p>0.00</text:p>
          </table:table-cell>
          <table:table-cell office:value-type="float" office:value="0.0000781250000727596" calcext:value-type="float">
            <text:p>0.00</text:p>
          </table:table-cell>
          <table:table-cell office:value-type="float" office:value="-0.000000080871581431551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6917771" calcext:value-type="float">
            <text:p>0.00</text:p>
          </table:table-cell>
          <table:table-cell office:value-type="float" office:value="0.00000015335082981238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09252929547665" calcext:value-type="float">
            <text:p>0.00</text:p>
          </table:table-cell>
          <table:table-cell office:value-type="float" office:value="0.0000000069618225628786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244140619543032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27343749934516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06811523181705" calcext:value-type="float">
            <text:p>0.00</text:p>
          </table:table-cell>
          <table:table-cell office:value-type="float" office:value="-0.00000183105467499445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13732910097985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114440917187153" calcext:value-type="float">
            <text:p>0.00</text:p>
          </table:table-cell>
          <table:table-cell office:value-type="float" office:value="-0.000000049591064588128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67626955216838" calcext:value-type="float">
            <text:p>0.00</text:p>
          </table:table-cell>
          <table:table-cell office:value-type="float" office:value="-0.00000001945495609056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0671386717954192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0976562496362021" calcext:value-type="float">
            <text:p>0.00</text:p>
          </table:table-cell>
          <table:table-cell office:value-type="float" office:value="-0.00000022430420010266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67138671511202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05175795745072" calcext:value-type="float">
            <text:p>0.00</text:p>
          </table:table-cell>
          <table:table-cell office:value-type="float" office:value="0.000000008392333938900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244140624090505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854492185453637" calcext:value-type="float">
            <text:p>0.00</text:p>
          </table:table-cell>
          <table:table-cell office:value-type="float" office:value="0.0000585937500545697" calcext:value-type="float">
            <text:p>0.00</text:p>
          </table:table-cell>
          <table:table-cell office:value-type="float" office:value="0.000390625000363798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0.00000732421875682121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31890869145456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762939436071974" calcext:value-type="float">
            <text:p>0.00</text:p>
          </table:table-cell>
          <table:table-cell office:value-type="float" office:value="-0.000000083923339389002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527954099993622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488281250454747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0.0000585937495998223" calcext:value-type="float">
            <text:p>0.00</text:p>
          </table:table-cell>
          <table:table-cell office:value-type="float" office:value="-0.000000343322753337816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0.000000068664551378105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151062010900205" calcext:value-type="float">
            <text:p>0.00</text:p>
          </table:table-cell>
          <table:table-cell office:value-type="float" office:value="0.00000001354217527005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122070312613687" calcext:value-type="float">
            <text:p>0.00</text:p>
          </table:table-cell>
          <table:table-cell office:value-type="float" office:value="-0.0000244140625227374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004577636723013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0.0000488281248181011" calcext:value-type="float">
            <text:p>0.00</text:p>
          </table:table-cell>
          <table:table-cell office:value-type="float" office:value="0.000351562499417923" calcext:value-type="float">
            <text:p>0.00</text:p>
          </table:table-cell>
          <table:table-cell office:value-type="float" office:value="-0.00000000953674317294428" calcext:value-type="float">
            <text:p>0.00</text:p>
          </table:table-cell>
          <table:table-cell office:value-type="float" office:value="-0.0000016784667948854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0292968747999112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0335693357556011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010986328291551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0522461101209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219726562136202" calcext:value-type="float">
            <text:p>0.00</text:p>
          </table:table-cell>
          <table:table-cell table:number-columns-repeated="2" office:value-type="float" office:value="-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427246092726818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195312499272404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122070312613687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00610351591490144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0381469718035987" calcext:value-type="float">
            <text:p>0.00</text:p>
          </table:table-cell>
          <table:table-cell office:value-type="float" office:value="0.0000001167297360993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0335693357556011" calcext:value-type="float">
            <text:p>0.00</text:p>
          </table:table-cell>
          <table:table-cell office:value-type="float" office:value="-0.00000001192092891066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0488281250454747" calcext:value-type="float">
            <text:p>0.00</text:p>
          </table:table-cell>
          <table:table-cell office:value-type="float" office:value="-0.0000146484373999556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0.0000146484375136424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0000524520873401713" calcext:value-type="float">
            <text:p>0.00</text:p>
          </table:table-cell>
          <table:table-cell office:value-type="float" office:value="-0.00000122070312613687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-0.000000119018555011507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5141415" calcext:value-type="float">
            <text:p>0.00</text:p>
          </table:table-cell>
          <table:table-cell office:value-type="float" office:value="0.00000010986328113915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0035390258432133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-0.0000292968750272848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0.000117187500109139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0808715814315519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152587890767109" calcext:value-type="float">
            <text:p>0.00</text:p>
          </table:table-cell>
          <table:table-cell office:value-type="float" office:value="0.00000031127929744911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610351236218776" calcext:value-type="float">
            <text:p>0.00</text:p>
          </table:table-cell>
          <table:table-cell office:value-type="float" office:value="-0.0000000262260436700856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268554687181677" calcext:value-type="float">
            <text:p>0.00</text:p>
          </table:table-cell>
          <table:table-cell office:value-type="float" office:value="-0.0000244140624090505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390624991268851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-0.0000585937495998223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0204467773379235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265502929863715" calcext:value-type="float">
            <text:p>0.00</text:p>
          </table:table-cell>
          <table:table-cell office:value-type="float" office:value="0.000000001716613740043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-0.0000146484375136424" calcext:value-type="float">
            <text:p>0.00</text:p>
          </table:table-cell>
          <table:table-cell office:value-type="float" office:value="0.0000341796874181455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195312500181899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-0.000000762939450282829" calcext:value-type="float">
            <text:p>0.00</text:p>
          </table:table-cell>
          <table:table-cell office:value-type="float" office:value="-0.00000549316405340505" calcext:value-type="float">
            <text:p>0.00</text:p>
          </table:table-cell>
          <table:table-cell office:value-type="float" office:value="0.00000488281239086064" calcext:value-type="float">
            <text:p>0.00</text:p>
          </table:table-cell>
          <table:table-cell office:value-type="float" office:value="-0.0000195312495634425" calcext:value-type="float">
            <text:p>0.00</text:p>
          </table:table-cell>
          <table:table-cell office:value-type="float" office:value="-0.000000431823730551173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-0.0000000762939453835543" calcext:value-type="float">
            <text:p>0.00</text:p>
          </table:table-cell>
          <table:table-cell office:value-type="float" office:value="-0.0000003463745112952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305175781534217" calcext:value-type="float">
            <text:p>0.00</text:p>
          </table:table-cell>
          <table:table-cell office:value-type="float" office:value="0.000000004768371586472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854492185453637" calcext:value-type="float">
            <text:p>0.00</text:p>
          </table:table-cell>
          <table:table-cell office:value-type="float" office:value="0.00000488281250454747" calcext:value-type="float">
            <text:p>0.00</text:p>
          </table:table-cell>
          <table:table-cell office:value-type="float" office:value="-0.0000341796874181455" calcext:value-type="float">
            <text:p>0.00</text:p>
          </table:table-cell>
          <table:table-cell office:value-type="float" office:value="-0.00000488281239086064" calcext:value-type="float">
            <text:p>0.00</text:p>
          </table:table-cell>
          <table:table-cell office:value-type="float" office:value="0.000000190734863458886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0.00000427246092726818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-0.000214843749745341" calcext:value-type="float">
            <text:p>0.00</text:p>
          </table:table-cell>
          <table:table-cell office:value-type="float" office:value="-0.00000000238418573772492" calcext:value-type="float">
            <text:p>0.00</text:p>
          </table:table-cell>
          <table:table-cell office:value-type="float" office:value="0.000000762939450282829" calcext:value-type="float">
            <text:p>0.00</text:p>
          </table:table-cell>
          <table:table-cell office:value-type="float" office:value="-0.00000366210937841061" calcext:value-type="float">
            <text:p>0.00</text:p>
          </table:table-cell>
          <table:table-cell office:value-type="float" office:value="0.0000146484373999556" calcext:value-type="float">
            <text:p>0.00</text:p>
          </table:table-cell>
          <table:table-cell office:value-type="float" office:value="0.000156250000145519" calcext:value-type="float">
            <text:p>0.00</text:p>
          </table:table-cell>
          <table:table-cell office:value-type="float" office:value="0.0000003921508788806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00030517577442879" calcext:value-type="float">
            <text:p>0.00</text:p>
          </table:table-cell>
          <table:table-cell office:value-type="float" office:value="0.000000267028807954262" calcext:value-type="float">
            <text:p>0.00</text:p>
          </table:table-cell>
          <table:table-cell office:value-type="float" office:value="0.00000028839111365641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799560545772238" calcext:value-type="float">
            <text:p>0.00</text:p>
          </table:table-cell>
          <table:table-cell office:value-type="float" office:value="-0.000000002861022974087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0.00000976562500909495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183105467499445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-0.000312500000291038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457763668748612" calcext:value-type="float">
            <text:p>0.00</text:p>
          </table:table-cell>
          <table:table-cell office:value-type="float" office:value="0.00000366210937841061" calcext:value-type="float">
            <text:p>0.00</text:p>
          </table:table-cell>
          <table:table-cell office:value-type="float" office:value="-0.0000781250000727596" calcext:value-type="float">
            <text:p>0.00</text:p>
          </table:table-cell>
          <table:table-cell office:value-type="float" office:value="-0.000195312500181899" calcext:value-type="float">
            <text:p>0.00</text:p>
          </table:table-cell>
          <table:table-cell office:value-type="float" office:value="-0.0000000625610354632045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67028807954262" calcext:value-type="float">
            <text:p>0.00</text:p>
          </table:table-cell>
          <table:table-cell office:value-type="float" office:value="-0.000000363159179173067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848388673091449" calcext:value-type="float">
            <text:p>0.00</text:p>
          </table:table-cell>
          <table:table-cell office:value-type="float" office:value="0.0000000039100647164502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170898437090727" calcext:value-type="float">
            <text:p>0.00</text:p>
          </table:table-cell>
          <table:table-cell office:value-type="float" office:value="-0.0000585937500545697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19073485901799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107421874872671" calcext:value-type="float">
            <text:p>0.00</text:p>
          </table:table-cell>
          <table:table-cell office:value-type="float" office:value="0.000234375000218279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915527344602651" calcext:value-type="float">
            <text:p>0.00</text:p>
          </table:table-cell>
          <table:table-cell office:value-type="float" office:value="-0.000003051757801131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156250000145519" calcext:value-type="float">
            <text:p>0.00</text:p>
          </table:table-cell>
          <table:table-cell office:value-type="float" office:value="0.0000000473022456759509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228881836150663" calcext:value-type="float">
            <text:p>0.00</text:p>
          </table:table-cell>
          <table:table-cell office:value-type="float" office:value="-0.00000040893554675847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160522461101209" calcext:value-type="float">
            <text:p>0.00</text:p>
          </table:table-cell>
          <table:table-cell office:value-type="float" office:value="-0.0000000096321105536034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95312500181899" calcext:value-type="float">
            <text:p>0.00</text:p>
          </table:table-cell>
          <table:table-cell office:value-type="float" office:value="-0.0000537109374363354" calcext:value-type="float">
            <text:p>0.00</text:p>
          </table:table-cell>
          <table:table-cell office:value-type="float" office:value="-0.0000488281250454747" calcext:value-type="float">
            <text:p>0.00</text:p>
          </table:table-cell>
          <table:table-cell office:value-type="float" office:value="0.000000085830688334454" calcext:value-type="float">
            <text:p>0.00</text:p>
          </table:table-cell>
          <table:table-cell office:value-type="float" office:value="-0.000000209808349360685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683593748362909" calcext:value-type="float">
            <text:p>0.00</text:p>
          </table:table-cell>
          <table:table-cell office:value-type="float" office:value="-0.000468750000436557" calcext:value-type="float">
            <text:p>0.00</text:p>
          </table:table-cell>
          <table:table-cell office:value-type="float" office:value="-0.0000000190734863458886" calcext:value-type="float">
            <text:p>0.00</text:p>
          </table:table-cell>
          <table:table-cell office:value-type="float" office:value="0.000000305175781534217" calcext:value-type="float">
            <text:p>0.00</text:p>
          </table:table-cell>
          <table:table-cell office:value-type="float" office:value="0.00000549316405340505" calcext:value-type="float">
            <text:p>0.00</text:p>
          </table:table-cell>
          <table:table-cell office:value-type="float" office:value="-0.000117187500109139" calcext:value-type="float">
            <text:p>0.00</text:p>
          </table:table-cell>
          <table:table-cell office:value-type="float" office:value="0.000214843749745341" calcext:value-type="float">
            <text:p>0.00</text:p>
          </table:table-cell>
          <table:table-cell office:value-type="float" office:value="0.000000338745117289818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012969970875076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-0.000000552368163653227" calcext:value-type="float">
            <text:p>0.00</text:p>
          </table:table-cell>
          <table:table-cell office:value-type="float" office:value="0.000000021934509319976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44140625227374" calcext:value-type="float">
            <text:p>0.00</text:p>
          </table:table-cell>
          <table:table-cell office:value-type="float" office:value="0.0000268554687181677" calcext:value-type="float">
            <text:p>0.00</text:p>
          </table:table-cell>
          <table:table-cell office:value-type="float" office:value="0.00004394531242724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0381469726917771" calcext:value-type="float">
            <text:p>0.00</text:p>
          </table:table-cell>
          <table:table-cell office:value-type="float" office:value="-0.000000152587890767109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0.0000878906248544809" calcext:value-type="float">
            <text:p>0.00</text:p>
          </table:table-cell>
          <table:table-cell office:value-type="float" office:value="-0.000351562499417923" calcext:value-type="float">
            <text:p>0.00</text:p>
          </table:table-cell>
          <table:table-cell office:value-type="float" office:value="0.000000042915344167227" calcext:value-type="float">
            <text:p>0.00</text:p>
          </table:table-cell>
          <table:table-cell office:value-type="float" office:value="-0.000000915527344602651" calcext:value-type="float">
            <text:p>0.00</text:p>
          </table:table-cell>
          <table:table-cell office:value-type="float" office:value="-0.00000244140625227374" calcext:value-type="float">
            <text:p>0.00</text:p>
          </table:table-cell>
          <table:table-cell office:value-type="float" office:value="-0.00000976562478172127" calcext:value-type="float">
            <text:p>0.00</text:p>
          </table:table-cell>
          <table:table-cell office:value-type="float" office:value="0.0000976562496362021" calcext:value-type="float">
            <text:p>0.00</text:p>
          </table:table-cell>
          <table:table-cell office:value-type="float" office:value="0.000000318908691454567" calcext:value-type="float">
            <text:p>0.00</text:p>
          </table:table-cell>
          <table:table-cell office:value-type="float" office:value="-0.000000000447034836231763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0381469725141415" calcext:value-type="float">
            <text:p>0.00</text:p>
          </table:table-cell>
          <table:table-cell office:value-type="float" office:value="-0.000000024414061883248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.00</text:p>
          </table:table-cell>
          <table:table-cell office:value-type="float" office:value="0.00000000011399388334318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000170898437090727" calcext:value-type="float">
            <text:p>0.00</text:p>
          </table:table-cell>
          <table:table-cell office:value-type="float" office:value="-0.0000122070312045253" calcext:value-type="float">
            <text:p>0.00</text:p>
          </table:table-cell>
          <table:table-cell office:value-type="float" office:value="-0.0000439453124272404" calcext:value-type="float">
            <text:p>0.00</text:p>
          </table:table-cell>
          <table:table-cell office:value-type="float" office:value="-0.00000976562500909495" calcext:value-type="float">
            <text:p>0.00</text:p>
          </table:table-cell>
          <table:table-cell office:value-type="float" office:value="-0.000000114440917187153" calcext:value-type="float">
            <text:p>0.00</text:p>
          </table:table-cell>
          <table:table-cell office:value-type="float" office:value="0.000000610351563068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000390625000363798" calcext:value-type="float">
            <text:p>0.00</text:p>
          </table:table-cell>
          <table:table-cell office:value-type="float" office:value="0.0000390624991268851" calcext:value-type="float">
            <text:p>0.00</text:p>
          </table:table-cell>
          <table:table-cell office:value-type="float" office:value="-0.0000000476837158647214" calcext:value-type="float">
            <text:p>0.00</text:p>
          </table:table-cell>
          <table:table-cell office:value-type="float" office:value="-0.000000152587887214395" calcext:value-type="float">
            <text:p>0.00</text:p>
          </table:table-cell>
          <table:table-cell office:value-type="float" office:value="-0.0000219726562136202" calcext:value-type="float">
            <text:p>0.00</text:p>
          </table:table-cell>
          <table:table-cell office:value-type="float" office:value="-0.0000878906248544809" calcext:value-type="float">
            <text:p>0.00</text:p>
          </table:table-cell>
          <table:table-cell office:value-type="float" office:value="0.0000390625000363798" calcext:value-type="float">
            <text:p>0.00</text:p>
          </table:table-cell>
          <table:table-cell office:value-type="float" office:value="0.000000424194336545725" calcext:value-type="float">
            <text:p>0.00</text:p>
          </table:table-cell>
          <table:table-cell office:value-type="float" office:value="-0.000000000670552252612922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0000152587890767109" calcext:value-type="float">
            <text:p>0.00</text:p>
          </table:table-cell>
          <table:table-cell office:value-type="float" office:value="0.0000000457763675854039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sensor01</text:p>
          </table:table-cell>
          <table:table-cell table:style-name="ce2" office:value-type="string" calcext:value-type="string">
            <text:p>sensor02</text:p>
          </table:table-cell>
          <table:table-cell table:style-name="ce2" office:value-type="string" calcext:value-type="string">
            <text:p>sensor03</text:p>
          </table:table-cell>
          <table:table-cell table:style-name="ce2" office:value-type="string" calcext:value-type="string">
            <text:p>sensor04</text:p>
          </table:table-cell>
          <table:table-cell table:style-name="ce2" office:value-type="string" calcext:value-type="string">
            <text:p>sensor05</text:p>
          </table:table-cell>
          <table:table-cell table:style-name="ce2" office:value-type="string" calcext:value-type="string">
            <text:p>sensor06</text:p>
          </table:table-cell>
          <table:table-cell table:style-name="ce2" office:value-type="string" calcext:value-type="string">
            <text:p>sensor07</text:p>
          </table:table-cell>
          <table:table-cell table:style-name="ce2" office:value-type="string" calcext:value-type="string">
            <text:p>sensor08</text:p>
          </table:table-cell>
          <table:table-cell table:style-name="ce2" office:value-type="string" calcext:value-type="string">
            <text:p>sensor09</text:p>
          </table:table-cell>
          <table:table-cell table:style-name="ce2" office:value-type="string" calcext:value-type="string">
            <text:p>sensor10</text:p>
          </table:table-cell>
          <table:table-cell table:style-name="ce2" office:value-type="string" calcext:value-type="string">
            <text:p>sensor11</text:p>
          </table:table-cell>
          <table:table-cell table:style-name="ce2" office:value-type="string" calcext:value-type="string">
            <text:p>sensor12</text:p>
          </table:table-cell>
          <table:table-cell table:style-name="ce2" office:value-type="string" calcext:value-type="string">
            <text:p>sensor13</text:p>
          </table:table-cell>
          <table:table-cell table:style-name="ce2" office:value-type="string" calcext:value-type="string">
            <text:p>sensor14</text:p>
          </table:table-cell>
          <table:table-cell table:style-name="ce2" office:value-type="string" calcext:value-type="string">
            <text:p>sensor15</text:p>
          </table:table-cell>
          <table:table-cell table:style-name="ce2" office:value-type="string" calcext:value-type="string">
            <text:p>sensor16</text:p>
          </table:table-cell>
          <table:table-cell table:style-name="ce2" office:value-type="string" calcext:value-type="string">
            <text:p>sensor17</text:p>
          </table:table-cell>
          <table:table-cell table:style-name="ce2" office:value-type="string" calcext:value-type="string">
            <text:p>sensor18</text:p>
          </table:table-cell>
          <table:table-cell table:style-name="ce2" office:value-type="string" calcext:value-type="string">
            <text:p>sensor19</text:p>
          </table:table-cell>
          <table:table-cell table:style-name="ce2" office:value-type="string" calcext:value-type="string">
            <text:p>sensor20</text:p>
          </table:table-cell>
          <table:table-cell table:style-name="ce2" office:value-type="string" calcext:value-type="string">
            <text:p>sensor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ean</text:p>
          </table:table-cell>
          <table:table-cell table:style-name="ce4" table:formula="of:=AVERAGE([.C2:.C620])" office:value-type="float" office:value="0" calcext:value-type="float">
            <text:p>0.00E+00</text:p>
          </table:table-cell>
          <table:table-cell table:style-name="ce4" table:formula="of:=AVERAGE([.D2:.D620])" office:value-type="float" office:value="0" calcext:value-type="float">
            <text:p>0.00E+00</text:p>
          </table:table-cell>
          <table:table-cell table:style-name="ce4" table:formula="of:=AVERAGE([.E2:.E620])" office:value-type="float" office:value="0.0000000592664945570052" calcext:value-type="float">
            <text:p>5.93E-08</text:p>
          </table:table-cell>
          <table:table-cell table:style-name="ce4" table:formula="of:=AVERAGE([.F2:.F620])" office:value-type="float" office:value="-0.00000000623571824686263" calcext:value-type="float">
            <text:p>-6.24E-09</text:p>
          </table:table-cell>
          <table:table-cell table:style-name="ce4" table:formula="of:=AVERAGE([.G2:.G620])" office:value-type="float" office:value="0" calcext:value-type="float">
            <text:p>0.00E+00</text:p>
          </table:table-cell>
          <table:table-cell table:style-name="ce4" table:formula="of:=AVERAGE([.H2:.H620])" office:value-type="float" office:value="-0.00000262480752488513" calcext:value-type="float">
            <text:p>-2.62E-06</text:p>
          </table:table-cell>
          <table:table-cell table:style-name="ce4" table:formula="of:=AVERAGE([.I2:.I620])" office:value-type="float" office:value="0.00000124239574915551" calcext:value-type="float">
            <text:p>1.24E-06</text:p>
          </table:table-cell>
          <table:table-cell table:style-name="ce4" table:formula="of:=AVERAGE([.J2:.J620])" office:value-type="float" office:value="0.00000100180482671481" calcext:value-type="float">
            <text:p>1.00E-06</text:p>
          </table:table-cell>
          <table:table-cell table:style-name="ce4" table:formula="of:=AVERAGE([.K2:.K620])" office:value-type="float" office:value="-0.000000252423262461063" calcext:value-type="float">
            <text:p>-2.52E-07</text:p>
          </table:table-cell>
          <table:table-cell table:style-name="ce4" table:formula="of:=AVERAGE([.L2:.L620])" office:value-type="float" office:value="0.000000157317745640696" calcext:value-type="float">
            <text:p>1.57E-07</text:p>
          </table:table-cell>
          <table:table-cell table:style-name="ce4" table:formula="of:=AVERAGE([.M2:.M620])" office:value-type="float" office:value="0.0000000169473627951127" calcext:value-type="float">
            <text:p>1.69E-08</text:p>
          </table:table-cell>
          <table:table-cell table:style-name="ce4" table:formula="of:=AVERAGE([.N2:.N620])" office:value-type="float" office:value="0.000000228758581318367" calcext:value-type="float">
            <text:p>2.29E-07</text:p>
          </table:table-cell>
          <table:table-cell table:style-name="ce4" table:formula="of:=AVERAGE([.O2:.O620])" office:value-type="float" office:value="-0.00000302119093705572" calcext:value-type="float">
            <text:p>-3.02E-06</text:p>
          </table:table-cell>
          <table:table-cell table:style-name="ce4" table:formula="of:=AVERAGE([.P2:.P620])" office:value-type="float" office:value="0.00000473293621972356" calcext:value-type="float">
            <text:p>4.73E-06</text:p>
          </table:table-cell>
          <table:table-cell table:style-name="ce4" table:formula="of:=AVERAGE([.Q2:.Q620])" office:value-type="float" office:value="-0.0000000110427474531214" calcext:value-type="float">
            <text:p>-1.10E-08</text:p>
          </table:table-cell>
          <table:table-cell table:style-name="ce4" table:formula="of:=AVERAGE([.R2:.R620])" office:value-type="float" office:value="0.000000029334344053815" calcext:value-type="float">
            <text:p>2.93E-08</text:p>
          </table:table-cell>
          <table:table-cell table:style-name="ce4" table:formula="of:=AVERAGE([.S2:.S620])" office:value-type="float" office:value="0.000000328347448880549" calcext:value-type="float">
            <text:p>3.28E-07</text:p>
          </table:table-cell>
          <table:table-cell table:style-name="ce4" table:formula="of:=AVERAGE([.T2:.T620])" office:value-type="float" office:value="-0.000000260311493671636" calcext:value-type="float">
            <text:p>-2.60E-07</text:p>
          </table:table-cell>
          <table:table-cell table:style-name="ce4" table:formula="of:=AVERAGE([.U2:.U620])" office:value-type="float" office:value="-0.000000378634908568224" calcext:value-type="float">
            <text:p>-3.79E-07</text:p>
          </table:table-cell>
          <table:table-cell table:style-name="ce4" table:formula="of:=AVERAGE([.V2:.V620])" office:value-type="float" office:value="0.0000000128405544936775" calcext:value-type="float">
            <text:p>1.28E-08</text:p>
          </table:table-cell>
          <table:table-cell table:style-name="ce4" table:formula="of:=AVERAGE([.W2:.W620])" office:value-type="float" office:value="-0.000000000520336993784873" calcext:value-type="float">
            <text:p>-5.20E-10</text:p>
          </table:table-cell>
          <table:table-cell table:style-name="ce4" table:formula="of:=AVERAGE([.X2:.X620])" office:value-type="float" office:value="0" calcext:value-type="float">
            <text:p>0.00E+00</text:p>
          </table:table-cell>
          <table:table-cell table:style-name="ce4" table:formula="of:=AVERAGE([.Y2:.Y620])" office:value-type="float" office:value="0" calcext:value-type="float">
            <text:p>0.00E+00</text:p>
          </table:table-cell>
          <table:table-cell table:style-name="ce4" table:formula="of:=AVERAGE([.Z2:.Z620])" office:value-type="float" office:value="0.0000000458503182905936" calcext:value-type="float">
            <text:p>4.59E-08</text:p>
          </table:table-cell>
          <table:table-cell table:style-name="ce4" table:formula="of:=AVERAGE([.AA2:.AA620])" office:value-type="float" office:value="-0.00000000234181734926477" calcext:value-type="float">
            <text:p>-2.34E-09</text:p>
          </table:table-cell>
          <table:table-cell table:style-name="ce4" table:formula="of:=AVERAGE([.AB2:.AB620])" office:value-type="float" office:value="0.000000000225554000176545" calcext:value-type="float">
            <text:p>2.26E-1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edian</text:p>
          </table:table-cell>
          <table:table-cell table:style-name="ce4" table:formula="of:=MEDIAN([.C2:.C620])" office:value-type="float" office:value="0" calcext:value-type="float">
            <text:p>0.00E+00</text:p>
          </table:table-cell>
          <table:table-cell table:style-name="ce4" table:formula="of:=MEDIAN([.D2:.D620])" office:value-type="float" office:value="0" calcext:value-type="float">
            <text:p>0.00E+00</text:p>
          </table:table-cell>
          <table:table-cell table:style-name="ce4" table:formula="of:=MEDIAN([.E2:.E620])" office:value-type="float" office:value="0.00000000000353902584321331" calcext:value-type="float">
            <text:p>3.54E-12</text:p>
          </table:table-cell>
          <table:table-cell table:style-name="ce4" table:formula="of:=MEDIAN([.F2:.F620])" office:value-type="float" office:value="-0.0000000000059604645438055" calcext:value-type="float">
            <text:p>-5.96E-12</text:p>
          </table:table-cell>
          <table:table-cell table:style-name="ce4" table:formula="of:=MEDIAN([.G2:.G620])" office:value-type="float" office:value="0" calcext:value-type="float">
            <text:p>0.00E+00</text:p>
          </table:table-cell>
          <table:table-cell table:style-name="ce4" table:formula="of:=MEDIAN([.H2:.H620])" office:value-type="float" office:value="0" calcext:value-type="float">
            <text:p>0.00E+00</text:p>
          </table:table-cell>
          <table:table-cell table:style-name="ce4" table:formula="of:=MEDIAN([.I2:.I620])" office:value-type="float" office:value="0.00000244140619543032" calcext:value-type="float">
            <text:p>2.44E-06</text:p>
          </table:table-cell>
          <table:table-cell table:style-name="ce4" table:formula="of:=MEDIAN([.J2:.J620])" office:value-type="float" office:value="0" calcext:value-type="float">
            <text:p>0.00E+00</text:p>
          </table:table-cell>
          <table:table-cell table:style-name="ce4" table:formula="of:=MEDIAN([.K2:.K620])" office:value-type="float" office:value="0" calcext:value-type="float">
            <text:p>0.00E+00</text:p>
          </table:table-cell>
          <table:table-cell table:style-name="ce4" table:formula="of:=MEDIAN([.L2:.L620])" office:value-type="float" office:value="0.000000085830688334454" calcext:value-type="float">
            <text:p>8.58E-08</text:p>
          </table:table-cell>
          <table:table-cell table:style-name="ce4" table:formula="of:=MEDIAN([.M2:.M620])" office:value-type="float" office:value="0" calcext:value-type="float">
            <text:p>0.00E+00</text:p>
          </table:table-cell>
          <table:table-cell table:style-name="ce4" table:formula="of:=MEDIAN([.N2:.N620])" office:value-type="float" office:value="0" calcext:value-type="float">
            <text:p>0.00E+00</text:p>
          </table:table-cell>
          <table:table-cell table:style-name="ce4" table:formula="of:=MEDIAN([.O2:.O620])" office:value-type="float" office:value="-0.00000976562478172127" calcext:value-type="float">
            <text:p>-9.77E-06</text:p>
          </table:table-cell>
          <table:table-cell table:style-name="ce4" table:formula="of:=MEDIAN([.P2:.P620])" office:value-type="float" office:value="0" calcext:value-type="float">
            <text:p>0.00E+00</text:p>
          </table:table-cell>
          <table:table-cell table:style-name="ce4" table:formula="of:=MEDIAN([.Q2:.Q620])" office:value-type="float" office:value="-0.0000000190734863458886" calcext:value-type="float">
            <text:p>-1.91E-08</text:p>
          </table:table-cell>
          <table:table-cell table:style-name="ce4" table:formula="of:=MEDIAN([.R2:.R620])" office:value-type="float" office:value="0" calcext:value-type="float">
            <text:p>0.00E+00</text:p>
          </table:table-cell>
          <table:table-cell table:style-name="ce4" table:formula="of:=MEDIAN([.S2:.S620])" office:value-type="float" office:value="0.00000061035154885758" calcext:value-type="float">
            <text:p>6.10E-07</text:p>
          </table:table-cell>
          <table:table-cell table:style-name="ce4" table:formula="of:=MEDIAN([.T2:.T620])" office:value-type="float" office:value="0.00000488281239086064" calcext:value-type="float">
            <text:p>4.88E-06</text:p>
          </table:table-cell>
          <table:table-cell table:style-name="ce4" table:formula="of:=MEDIAN([.U2:.U620])" office:value-type="float" office:value="0" calcext:value-type="float">
            <text:p>0.00E+00</text:p>
          </table:table-cell>
          <table:table-cell table:style-name="ce4" table:formula="of:=MEDIAN([.V2:.V620])" office:value-type="float" office:value="0.00000000610351591490144" calcext:value-type="float">
            <text:p>6.10E-09</text:p>
          </table:table-cell>
          <table:table-cell table:style-name="ce4" table:formula="of:=MEDIAN([.W2:.W620])" office:value-type="float" office:value="-0.000000000447034836231763" calcext:value-type="float">
            <text:p>-4.47E-10</text:p>
          </table:table-cell>
          <table:table-cell table:style-name="ce4" table:formula="of:=MEDIAN([.X2:.X620])" office:value-type="float" office:value="0" calcext:value-type="float">
            <text:p>0.00E+00</text:p>
          </table:table-cell>
          <table:table-cell table:style-name="ce4" table:formula="of:=MEDIAN([.Y2:.Y620])" office:value-type="float" office:value="0" calcext:value-type="float">
            <text:p>0.00E+00</text:p>
          </table:table-cell>
          <table:table-cell table:style-name="ce4" table:formula="of:=MEDIAN([.Z2:.Z620])" office:value-type="float" office:value="0" calcext:value-type="float">
            <text:p>0.00E+00</text:p>
          </table:table-cell>
          <table:table-cell table:style-name="ce4" table:formula="of:=MEDIAN([.AA2:.AA620])" office:value-type="float" office:value="0" calcext:value-type="float">
            <text:p>0.00E+00</text:p>
          </table:table-cell>
          <table:table-cell table:style-name="ce4" table:formula="of:=MEDIAN([.AB2:.AB620])" office:value-type="float" office:value="-0.00000000305175795745072" calcext:value-type="float">
            <text:p>-3.05E-0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td dev</text:p>
          </table:table-cell>
          <table:table-cell table:style-name="ce4" table:formula="of:=STDEV([.C2:.C620])" office:value-type="float" office:value="0" calcext:value-type="float">
            <text:p>0.00E+00</text:p>
          </table:table-cell>
          <table:table-cell table:style-name="ce4" table:formula="of:=STDEV([.D2:.D620])" office:value-type="float" office:value="0" calcext:value-type="float">
            <text:p>0.00E+00</text:p>
          </table:table-cell>
          <table:table-cell table:style-name="ce4" table:formula="of:=STDEV([.E2:.E620])" office:value-type="float" office:value="0.000000707508027992252" calcext:value-type="float">
            <text:p>7.08E-07</text:p>
          </table:table-cell>
          <table:table-cell table:style-name="ce4" table:formula="of:=STDEV([.F2:.F620])" office:value-type="float" office:value="0.0000000144431726331465" calcext:value-type="float">
            <text:p>1.44E-08</text:p>
          </table:table-cell>
          <table:table-cell table:style-name="ce4" table:formula="of:=STDEV([.G2:.G620])" office:value-type="float" office:value="0" calcext:value-type="float">
            <text:p>0.00E+00</text:p>
          </table:table-cell>
          <table:table-cell table:style-name="ce4" table:formula="of:=STDEV([.H2:.H620])" office:value-type="float" office:value="0.00000868833855012401" calcext:value-type="float">
            <text:p>8.69E-06</text:p>
          </table:table-cell>
          <table:table-cell table:style-name="ce4" table:formula="of:=STDEV([.I2:.I620])" office:value-type="float" office:value="0.0000172613101419738" calcext:value-type="float">
            <text:p>1.73E-05</text:p>
          </table:table-cell>
          <table:table-cell table:style-name="ce4" table:formula="of:=STDEV([.J2:.J620])" office:value-type="float" office:value="0.0000358203672703663" calcext:value-type="float">
            <text:p>3.58E-05</text:p>
          </table:table-cell>
          <table:table-cell table:style-name="ce4" table:formula="of:=STDEV([.K2:.K620])" office:value-type="float" office:value="0.0000350976161875875" calcext:value-type="float">
            <text:p>3.51E-05</text:p>
          </table:table-cell>
          <table:table-cell table:style-name="ce4" table:formula="of:=STDEV([.L2:.L620])" office:value-type="float" office:value="0.000000192125866896687" calcext:value-type="float">
            <text:p>1.92E-07</text:p>
          </table:table-cell>
          <table:table-cell table:style-name="ce4" table:formula="of:=STDEV([.M2:.M620])" office:value-type="float" office:value="0.000000313545796737343" calcext:value-type="float">
            <text:p>3.14E-07</text:p>
          </table:table-cell>
          <table:table-cell table:style-name="ce4" table:formula="of:=STDEV([.N2:.N620])" office:value-type="float" office:value="0.00000908763626213051" calcext:value-type="float">
            <text:p>9.09E-06</text:p>
          </table:table-cell>
          <table:table-cell table:style-name="ce4" table:formula="of:=STDEV([.O2:.O620])" office:value-type="float" office:value="0.0000661153509177487" calcext:value-type="float">
            <text:p>6.61E-05</text:p>
          </table:table-cell>
          <table:table-cell table:style-name="ce4" table:formula="of:=STDEV([.P2:.P620])" office:value-type="float" office:value="0.000260808637278313" calcext:value-type="float">
            <text:p>2.61E-04</text:p>
          </table:table-cell>
          <table:table-cell table:style-name="ce4" table:formula="of:=STDEV([.Q2:.Q620])" office:value-type="float" office:value="0.0000000259623841696888" calcext:value-type="float">
            <text:p>2.60E-08</text:p>
          </table:table-cell>
          <table:table-cell table:style-name="ce4" table:formula="of:=STDEV([.R2:.R620])" office:value-type="float" office:value="0.00000109882145224504" calcext:value-type="float">
            <text:p>1.10E-06</text:p>
          </table:table-cell>
          <table:table-cell table:style-name="ce4" table:formula="of:=STDEV([.S2:.S620])" office:value-type="float" office:value="0.00000965449790555719" calcext:value-type="float">
            <text:p>9.65E-06</text:p>
          </table:table-cell>
          <table:table-cell table:style-name="ce4" table:formula="of:=STDEV([.T2:.T620])" office:value-type="float" office:value="0.0000717315411792018" calcext:value-type="float">
            <text:p>7.17E-05</text:p>
          </table:table-cell>
          <table:table-cell table:style-name="ce4" table:formula="of:=STDEV([.U2:.U620])" office:value-type="float" office:value="0.000142128352136029" calcext:value-type="float">
            <text:p>1.42E-04</text:p>
          </table:table-cell>
          <table:table-cell table:style-name="ce4" table:formula="of:=STDEV([.V2:.V620])" office:value-type="float" office:value="0.000000276478004961007" calcext:value-type="float">
            <text:p>2.76E-07</text:p>
          </table:table-cell>
          <table:table-cell table:style-name="ce4" table:formula="of:=STDEV([.W2:.W620])" office:value-type="float" office:value="0.000000000105018664472409" calcext:value-type="float">
            <text:p>1.05E-10</text:p>
          </table:table-cell>
          <table:table-cell table:style-name="ce4" table:formula="of:=STDEV([.X2:.X620])" office:value-type="float" office:value="0" calcext:value-type="float">
            <text:p>0.00E+00</text:p>
          </table:table-cell>
          <table:table-cell table:style-name="ce4" table:formula="of:=STDEV([.Y2:.Y620])" office:value-type="float" office:value="0" calcext:value-type="float">
            <text:p>0.00E+00</text:p>
          </table:table-cell>
          <table:table-cell table:style-name="ce4" table:formula="of:=STDEV([.Z2:.Z620])" office:value-type="float" office:value="0.000000109130171984294" calcext:value-type="float">
            <text:p>1.09E-07</text:p>
          </table:table-cell>
          <table:table-cell table:style-name="ce4" table:formula="of:=STDEV([.AA2:.AA620])" office:value-type="float" office:value="0.00000056052119828851" calcext:value-type="float">
            <text:p>5.61E-07</text:p>
          </table:table-cell>
          <table:table-cell table:style-name="ce4" table:formula="of:=STDEV([.AB2:.AB620])" office:value-type="float" office:value="0.000000362444665500316" calcext:value-type="float">
            <text:p>3.62E-07</text:p>
          </table:table-cell>
          <table:table-cell table:number-columns-repeated="4"/>
        </table:table-row>
        <table:table-row table:style-name="ro1" table:number-rows-repeated="1047950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4T19:48:04.856718592</dc:date>
    <meta:editing-duration>PT3M19S</meta:editing-duration>
    <meta:editing-cycles>1</meta:editing-cycles>
    <meta:document-statistic meta:table-count="1" meta:cell-count="16229" meta:object-count="0"/>
    <meta:generator>LibreOffice/6.4.5.2$Linux_X86_64 LibreOffice_project/40$Build-2</meta:generator>
  </office:meta>
</office:document-meta>
</file>